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4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]/[.B1]"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3]/[.B2]" office:value-type="float" office:value="2" calcext:value-type="float">
            <text:p>2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4]/[.B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5]/[.B4]" office:value-type="float" office:value="1" calcext:value-type="float">
            <text:p>1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6]/[.B5]" office:value-type="float" office:value="1" calcext:value-type="float">
            <text:p>1</text:p>
          </table:table-cell>
          <table:table-cell/>
          <table:table-cell table:number-matrix-columns-spanned="2" table:number-matrix-rows-spanned="5" table:formula="of:=LINEST([.$C$2:.$C$41] ; [.$A$2:.$A$41] ; 1 ; 1)" office:value-type="float" office:value="-0.000703236660321509" calcext:value-type="float">
            <text:p>-0.000703236660321509</text:p>
          </table:table-cell>
          <table:table-cell office:value-type="float" office:value="1.54324177403945" calcext:value-type="float">
            <text:p>1.5432417740394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]/[.B6]" office:value-type="float" office:value="2" calcext:value-type="float">
            <text:p>2</text:p>
          </table:table-cell>
          <table:table-cell/>
          <table:table-cell office:value-type="float" office:value="0.00323015517074783" calcext:value-type="float">
            <text:p>0.00323015517074783</text:p>
          </table:table-cell>
          <table:table-cell office:value-type="float" office:value="0.0788250524601371" calcext:value-type="float">
            <text:p>0.078825052460137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8]/[.B7]" office:value-type="float" office:value="2" calcext:value-type="float">
            <text:p>2</text:p>
          </table:table-cell>
          <table:table-cell/>
          <table:table-cell office:value-type="float" office:value="0.00124575109558032" calcext:value-type="float">
            <text:p>0.00124575109558032</text:p>
          </table:table-cell>
          <table:table-cell office:value-type="float" office:value="0.235823450777251" calcext:value-type="float">
            <text:p>0.23582345077725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[.B9]/[.B8]" office:value-type="float" office:value="1.6875" calcext:value-type="float">
            <text:p>1.6875</text:p>
          </table:table-cell>
          <table:table-cell/>
          <table:table-cell office:value-type="float" office:value="0.0473975872282696" calcext:value-type="float">
            <text:p>0.0473975872282696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B10]/[.B9]" office:value-type="float" office:value="1.11111111111111" calcext:value-type="float">
            <text:p>1.11111111111111</text:p>
          </table:table-cell>
          <table:table-cell/>
          <table:table-cell office:value-type="float" office:value="0.0026359077962394" calcext:value-type="float">
            <text:p>0.0026359077962394</text:p>
          </table:table-cell>
          <table:table-cell office:value-type="float" office:value="2.11328259758664" calcext:value-type="float">
            <text:p>2.1132825975866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formula="of:=[.B11]/[.B10]" office:value-type="float" office:value="1.56666666666667" calcext:value-type="float">
            <text:p>1.5666666666666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formula="of:=[.B12]/[.B11]" office:value-type="float" office:value="1.74468085106383" calcext:value-type="float">
            <text:p>1.74468085106383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table:formula="of:=[.B13]/[.B12]" office:value-type="float" office:value="1.40243902439024" calcext:value-type="float">
            <text:p>1.40243902439024</text:p>
          </table:table-cell>
          <table:table-cell/>
          <table:table-cell office:value-type="string" calcext:value-type="string">
            <text:p>R^2</text:p>
          </table:table-cell>
          <table:table-cell table:formula="of:=[.$E$8]" office:value-type="float" office:value="0.00124575109558032" calcext:value-type="float">
            <text:p>0.001245751095580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table:formula="of:=[.B14]/[.B13]" office:value-type="float" office:value="1.69565217391304" calcext:value-type="float">
            <text:p>1.69565217391304</text:p>
          </table:table-cell>
          <table:table-cell/>
          <table:table-cell office:value-type="string" calcext:value-type="string">
            <text:p>Standard Error</text:p>
          </table:table-cell>
          <table:table-cell table:formula="of:=[.$F$8]" office:value-type="float" office:value="0.235823450777251" calcext:value-type="float">
            <text:p>0.23582345077725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table:formula="of:=[.B15]/[.B14]" office:value-type="float" office:value="1.37948717948718" calcext:value-type="float">
            <text:p>1.37948717948718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 table:formula="of:=[.B16]/[.B15]" office:value-type="float" office:value="1.44981412639405" calcext:value-type="float">
            <text:p>1.44981412639405</text:p>
          </table:table-cell>
          <table:table-cell/>
          <table:table-cell office:value-type="string" calcext:value-type="string">
            <text:p>Observations</text:p>
          </table:table-cell>
          <table:table-cell table:formula="of:=40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7" calcext:value-type="float">
            <text:p>637</text:p>
          </table:table-cell>
          <table:table-cell table:formula="of:=[.B17]/[.B16]" office:value-type="float" office:value="1.63333333333333" calcext:value-type="float">
            <text:p>1.63333333333333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E$8])*([.$F$16] - 1)/([.$F$16] - [.$F$15] - 1)" office:value-type="float" office:value="-0.0250372554545359" calcext:value-type="float">
            <text:p>-0.025037255454535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1" calcext:value-type="float">
            <text:p>951</text:p>
          </table:table-cell>
          <table:table-cell table:formula="of:=[.B18]/[.B17]" office:value-type="float" office:value="1.49293563579278" calcext:value-type="float">
            <text:p>1.4929356357927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1" calcext:value-type="float">
            <text:p>1541</text:p>
          </table:table-cell>
          <table:table-cell table:formula="of:=[.B19]/[.B18]" office:value-type="float" office:value="1.62039957939012" calcext:value-type="float">
            <text:p>1.62039957939012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table:formula="of:=[.B20]/[.B19]" office:value-type="float" office:value="1.41596365996106" calcext:value-type="float">
            <text:p>1.41596365996106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04" calcext:value-type="float">
            <text:p>3204</text:p>
          </table:table-cell>
          <table:table-cell table:formula="of:=[.B21]/[.B20]" office:value-type="float" office:value="1.46837763519707" calcext:value-type="float">
            <text:p>1.46837763519707</text:p>
          </table:table-cell>
          <table:table-cell/>
          <table:table-cell office:value-type="string" calcext:value-type="string">
            <text:p>Regression</text:p>
          </table:table-cell>
          <table:table-cell table:formula="of:=[.$F$15]" office:value-type="float" office:value="1" calcext:value-type="float">
            <text:p>1</text:p>
          </table:table-cell>
          <table:table-cell table:formula="of:=[.$E$10]" office:value-type="float" office:value="0.0026359077962394" calcext:value-type="float">
            <text:p>0.0026359077962394</text:p>
          </table:table-cell>
          <table:table-cell table:formula="of:=[.$E$10] / [.$F$21]" office:value-type="float" office:value="0.0026359077962394" calcext:value-type="float">
            <text:p>0.0026359077962394</text:p>
          </table:table-cell>
          <table:table-cell table:formula="of:=[.$E$9]" office:value-type="float" office:value="0.0473975872282696" calcext:value-type="float">
            <text:p>0.0473975872282696</text:p>
          </table:table-cell>
          <table:table-cell table:formula="of:=LEGACY.FDIST([.$E$9] ; [.$F$21] ; [.$F$9])" office:value-type="float" office:value="0.828820017118055" calcext:value-type="float">
            <text:p>0.8288200171180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80" calcext:value-type="float">
            <text:p>5280</text:p>
          </table:table-cell>
          <table:table-cell table:formula="of:=[.B22]/[.B21]" office:value-type="float" office:value="1.64794007490637" calcext:value-type="float">
            <text:p>1.64794007490637</text:p>
          </table:table-cell>
          <table:table-cell/>
          <table:table-cell office:value-type="string" calcext:value-type="string">
            <text:p>Residual</text:p>
          </table:table-cell>
          <table:table-cell table:formula="of:=[.$F$9]" office:value-type="float" office:value="38" calcext:value-type="float">
            <text:p>38</text:p>
          </table:table-cell>
          <table:table-cell table:formula="of:=[.$F$10]" office:value-type="float" office:value="2.11328259758664" calcext:value-type="float">
            <text:p>2.11328259758664</text:p>
          </table:table-cell>
          <table:table-cell table:formula="of:=[.$F$10] / [.$F$9]" office:value-type="float" office:value="0.0556126999364906" calcext:value-type="float">
            <text:p>0.055612699936490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21" calcext:value-type="float">
            <text:p>7721</text:p>
          </table:table-cell>
          <table:table-cell table:formula="of:=[.B23]/[.B22]" office:value-type="float" office:value="1.46231060606061" calcext:value-type="float">
            <text:p>1.46231060606061</text:p>
          </table:table-cell>
          <table:table-cell/>
          <table:table-cell office:value-type="string" calcext:value-type="string">
            <text:p>Total</text:p>
          </table:table-cell>
          <table:table-cell table:formula="of:=[.$F$21] + [.$F$9]" office:value-type="float" office:value="39" calcext:value-type="float">
            <text:p>39</text:p>
          </table:table-cell>
          <table:table-cell table:formula="of:=[.$E$10] + [.$F$10]" office:value-type="float" office:value="2.11591850538288" calcext:value-type="float">
            <text:p>2.1159185053828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820" calcext:value-type="float">
            <text:p>11820</text:p>
          </table:table-cell>
          <table:table-cell table:formula="of:=[.B24]/[.B23]" office:value-type="float" office:value="1.53088978111644" calcext:value-type="float">
            <text:p>1.5308897811164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957" calcext:value-type="float">
            <text:p>17957</text:p>
          </table:table-cell>
          <table:table-cell table:formula="of:=[.B25]/[.B24]" office:value-type="float" office:value="1.51920473773266" calcext:value-type="float">
            <text:p>1.51920473773266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69" calcext:value-type="float">
            <text:p>26669</text:p>
          </table:table-cell>
          <table:table-cell table:formula="of:=[.B26]/[.B25]" office:value-type="float" office:value="1.48515899092276" calcext:value-type="float">
            <text:p>1.4851589909227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994" calcext:value-type="float">
            <text:p>41994</text:p>
          </table:table-cell>
          <table:table-cell table:formula="of:=[.B27]/[.B26]" office:value-type="float" office:value="1.57463721924332" calcext:value-type="float">
            <text:p>1.57463721924332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F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F$2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235" calcext:value-type="float">
            <text:p>62235</text:p>
          </table:table-cell>
          <table:table-cell table:formula="of:=[.B28]/[.B27]" office:value-type="float" office:value="1.48199742820403" calcext:value-type="float">
            <text:p>1.48199742820403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E$6:.$F$6]; 1 ; ROW([.$F$29])+1 - ROW())" office:value-type="float" office:value="1.54324177403945" calcext:value-type="float">
            <text:p>1.54324177403945</text:p>
          </table:table-cell>
          <table:table-cell table:number-matrix-columns-spanned="1" table:number-matrix-rows-spanned="2" table:formula="of:=INDEX([.$E$7:.$F$7]; 1 ; ROW([.$G$29])+1 - ROW())" office:value-type="float" office:value="0.0788250524601371" calcext:value-type="float">
            <text:p>0.0788250524601371</text:p>
          </table:table-cell>
          <table:table-cell table:number-matrix-columns-spanned="1" table:number-matrix-rows-spanned="2" table:formula="of:=[.$F$28:.$F$29] / [.$G$28:.$G$29]" office:value-type="float" office:value="19.5780621246004" calcext:value-type="float">
            <text:p>19.5780621246004</text:p>
          </table:table-cell>
          <table:table-cell table:number-matrix-columns-spanned="1" table:number-matrix-rows-spanned="2" table:formula="of:=LEGACY.TDIST(ABS([.$H$28:.$H$29]) ; [.$F$9] ; 2 )" office:value-type="float" office:value="1.89359899230104E-021" calcext:value-type="float">
            <text:p>1.89359899230104E-21</text:p>
          </table:table-cell>
          <table:table-cell table:number-matrix-columns-spanned="1" table:number-matrix-rows-spanned="2" table:formula="of:=[.$F$28:.$F$29] - [.$G$28:.$G$29] * TINV(1 - [.$F$25] ; [.$F$9])" office:value-type="float" office:value="1.3836687978691" calcext:value-type="float">
            <text:p>1.3836687978691</text:p>
          </table:table-cell>
          <table:table-cell table:number-matrix-columns-spanned="1" table:number-matrix-rows-spanned="2" table:formula="of:=[.$F$28:.$F$29] + [.$G$28:.$G$29] * TINV(1 - [.$F$25] ; [.$F$9])" office:value-type="float" office:value="1.70281475020981" calcext:value-type="float">
            <text:p>1.702814750209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252" calcext:value-type="float">
            <text:p>95252</text:p>
          </table:table-cell>
          <table:table-cell table:formula="of:=[.B29]/[.B28]" office:value-type="float" office:value="1.53052141078171" calcext:value-type="float">
            <text:p>1.53052141078171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-0.000703236660321509" calcext:value-type="float">
            <text:p>-0.000703236660321509</text:p>
          </table:table-cell>
          <table:table-cell office:value-type="float" office:value="0.00323015517074783" calcext:value-type="float">
            <text:p>0.00323015517074783</text:p>
          </table:table-cell>
          <table:table-cell office:value-type="float" office:value="-0.21770986938646" calcext:value-type="float">
            <text:p>-0.21770986938646</text:p>
          </table:table-cell>
          <table:table-cell office:value-type="float" office:value="0.828820017118055" calcext:value-type="float">
            <text:p>0.828820017118055</text:p>
          </table:table-cell>
          <table:table-cell office:value-type="float" office:value="-0.00724234393651349" calcext:value-type="float">
            <text:p>-0.00724234393651349</text:p>
          </table:table-cell>
          <table:table-cell office:value-type="float" office:value="0.00583587061587047" calcext:value-type="float">
            <text:p>0.00583587061587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462" calcext:value-type="float">
            <text:p>146462</text:p>
          </table:table-cell>
          <table:table-cell table:formula="of:=[.B30]/[.B29]" office:value-type="float" office:value="1.53762650653005" calcext:value-type="float">
            <text:p>1.53762650653005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6056" calcext:value-type="float">
            <text:p>216056</text:p>
          </table:table-cell>
          <table:table-cell table:formula="of:=[.B31]/[.B30]" office:value-type="float" office:value="1.4751676202701" calcext:value-type="float">
            <text:p>1.4751676202701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6192" calcext:value-type="float">
            <text:p>336192</text:p>
          </table:table-cell>
          <table:table-cell table:formula="of:=[.B32]/[.B31]" office:value-type="float" office:value="1.55604102640056" calcext:value-type="float">
            <text:p>1.55604102640056</text:p>
          </table:table-cell>
          <table:table-cell/>
          <table:table-cell table:number-matrix-columns-spanned="1" table:number-matrix-rows-spanned="40" table:formula="of:=[.$A$2:.$A$41]" office:value-type="float" office:value="2" calcext:value-type="float">
            <text:p>2</text:p>
          </table:table-cell>
          <table:table-cell table:number-matrix-columns-spanned="1" table:number-matrix-rows-spanned="40" table:formula="of:=MMULT([.$E$32:.$E$71] ; [.$F$29]) + [.$F$28]" office:value-type="float" office:value="1.54183530071881" calcext:value-type="float">
            <text:p>1.54183530071881</text:p>
          </table:table-cell>
          <table:table-cell table:number-matrix-columns-spanned="1" table:number-matrix-rows-spanned="40" table:formula="of:=[.$C$2:.$C$41]" office:value-type="float" office:value="1" calcext:value-type="float">
            <text:p>1</text:p>
          </table:table-cell>
          <table:table-cell table:number-matrix-columns-spanned="1" table:number-matrix-rows-spanned="40" table:formula="of:=[.$G$32:.$G$71] - [.$F$32:.$F$71]" office:value-type="float" office:value="-0.541835300718809" calcext:value-type="float">
            <text:p>-0.54183530071880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8191" calcext:value-type="float">
            <text:p>508191</text:p>
          </table:table-cell>
          <table:table-cell table:formula="of:=[.B33]/[.B32]" office:value-type="float" office:value="1.51160943746431" calcext:value-type="float">
            <text:p>1.511609437464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4113206405849" calcext:value-type="float">
            <text:p>1.54113206405849</text:p>
          </table:table-cell>
          <table:table-cell office:value-type="float" office:value="2" calcext:value-type="float">
            <text:p>2</text:p>
          </table:table-cell>
          <table:table-cell office:value-type="float" office:value="0.458867935941512" calcext:value-type="float">
            <text:p>0.45886793594151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6555" calcext:value-type="float">
            <text:p>766555</text:p>
          </table:table-cell>
          <table:table-cell table:formula="of:=[.B34]/[.B33]" office:value-type="float" office:value="1.50839940101261" calcext:value-type="float">
            <text:p>1.508399401012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4042882739817" calcext:value-type="float">
            <text:p>1.54042882739817</text:p>
          </table:table-cell>
          <table:table-cell office:value-type="float" office:value="2" calcext:value-type="float">
            <text:p>2</text:p>
          </table:table-cell>
          <table:table-cell office:value-type="float" office:value="0.459571172601834" calcext:value-type="float">
            <text:p>0.4595711726018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78119" calcext:value-type="float">
            <text:p>1178119</text:p>
          </table:table-cell>
          <table:table-cell table:formula="of:=[.B35]/[.B34]" office:value-type="float" office:value="1.53690080946573" calcext:value-type="float">
            <text:p>1.536900809465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3972559073784" calcext:value-type="float">
            <text:p>1.53972559073784</text:p>
          </table:table-cell>
          <table:table-cell office:value-type="float" office:value="1" calcext:value-type="float">
            <text:p>1</text:p>
          </table:table-cell>
          <table:table-cell office:value-type="float" office:value="-0.539725590737845" calcext:value-type="float">
            <text:p>-0.53972559073784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61823" calcext:value-type="float">
            <text:p>1761823</text:p>
          </table:table-cell>
          <table:table-cell table:formula="of:=[.B36]/[.B35]" office:value-type="float" office:value="1.49545419435558" calcext:value-type="float">
            <text:p>1.495454194355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3902235407752" calcext:value-type="float">
            <text:p>1.53902235407752</text:p>
          </table:table-cell>
          <table:table-cell office:value-type="float" office:value="1" calcext:value-type="float">
            <text:p>1</text:p>
          </table:table-cell>
          <table:table-cell office:value-type="float" office:value="-0.539022354077523" calcext:value-type="float">
            <text:p>-0.53902235407752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09433" calcext:value-type="float">
            <text:p>2709433</text:p>
          </table:table-cell>
          <table:table-cell table:formula="of:=[.B37]/[.B36]" office:value-type="float" office:value="1.53785766220557" calcext:value-type="float">
            <text:p>1.537857662205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383191174172" calcext:value-type="float">
            <text:p>1.5383191174172</text:p>
          </table:table-cell>
          <table:table-cell office:value-type="float" office:value="2" calcext:value-type="float">
            <text:p>2</text:p>
          </table:table-cell>
          <table:table-cell office:value-type="float" office:value="0.461680882582798" calcext:value-type="float">
            <text:p>0.46168088258279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10895" calcext:value-type="float">
            <text:p>4110895</text:p>
          </table:table-cell>
          <table:table-cell table:formula="of:=[.B38]/[.B37]" office:value-type="float" office:value="1.5172528717263" calcext:value-type="float">
            <text:p>1.51725287172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3761588075688" calcext:value-type="float">
            <text:p>1.53761588075688</text:p>
          </table:table-cell>
          <table:table-cell office:value-type="float" office:value="2" calcext:value-type="float">
            <text:p>2</text:p>
          </table:table-cell>
          <table:table-cell office:value-type="float" office:value="0.46238411924312" calcext:value-type="float">
            <text:p>0.4623841192431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88994" calcext:value-type="float">
            <text:p>6188994</text:p>
          </table:table-cell>
          <table:table-cell table:formula="of:=[.B39]/[.B38]" office:value-type="float" office:value="1.50551011397761" calcext:value-type="float">
            <text:p>1.505510113977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3691264409656" calcext:value-type="float">
            <text:p>1.53691264409656</text:p>
          </table:table-cell>
          <table:table-cell office:value-type="float" office:value="1.6875" calcext:value-type="float">
            <text:p>1.6875</text:p>
          </table:table-cell>
          <table:table-cell office:value-type="float" office:value="0.150587355903441" calcext:value-type="float">
            <text:p>0.15058735590344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15384" calcext:value-type="float">
            <text:p>9515384</text:p>
          </table:table-cell>
          <table:table-cell table:formula="of:=[.B40]/[.B39]" office:value-type="float" office:value="1.53746860959956" calcext:value-type="float">
            <text:p>1.537468609599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3620940743624" calcext:value-type="float">
            <text:p>1.53620940743624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-0.425098296325126" calcext:value-type="float">
            <text:p>-0.42509829632512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316637" calcext:value-type="float">
            <text:p>14316637</text:p>
          </table:table-cell>
          <table:table-cell table:formula="of:=[.B41]/[.B40]" office:value-type="float" office:value="1.50457795502525" calcext:value-type="float">
            <text:p>1.504577955025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53550617077592" calcext:value-type="float">
            <text:p>1.53550617077592</text:p>
          </table:table-cell>
          <table:table-cell office:value-type="float" office:value="1.56666666666667" calcext:value-type="float">
            <text:p>1.56666666666667</text:p>
          </table:table-cell>
          <table:table-cell office:value-type="float" office:value="0.031160495890751" calcext:value-type="float">
            <text:p>0.0311604958907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.53480293411559" calcext:value-type="float">
            <text:p>1.53480293411559</text:p>
          </table:table-cell>
          <table:table-cell office:value-type="float" office:value="1.74468085106383" calcext:value-type="float">
            <text:p>1.74468085106383</text:p>
          </table:table-cell>
          <table:table-cell office:value-type="float" office:value="0.209877916948236" calcext:value-type="float">
            <text:p>0.2098779169482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.53409969745527" calcext:value-type="float">
            <text:p>1.53409969745527</text:p>
          </table:table-cell>
          <table:table-cell office:value-type="float" office:value="1.40243902439024" calcext:value-type="float">
            <text:p>1.40243902439024</text:p>
          </table:table-cell>
          <table:table-cell office:value-type="float" office:value="-0.131660673065029" calcext:value-type="float">
            <text:p>-0.1316606730650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.53339646079495" calcext:value-type="float">
            <text:p>1.53339646079495</text:p>
          </table:table-cell>
          <table:table-cell office:value-type="float" office:value="1.69565217391304" calcext:value-type="float">
            <text:p>1.69565217391304</text:p>
          </table:table-cell>
          <table:table-cell office:value-type="float" office:value="0.162255713118092" calcext:value-type="float">
            <text:p>0.1622557131180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53269322413463" calcext:value-type="float">
            <text:p>1.53269322413463</text:p>
          </table:table-cell>
          <table:table-cell office:value-type="float" office:value="1.37948717948718" calcext:value-type="float">
            <text:p>1.37948717948718</text:p>
          </table:table-cell>
          <table:table-cell office:value-type="float" office:value="-0.15320604464745" calcext:value-type="float">
            <text:p>-0.153206044647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.53198998747431" calcext:value-type="float">
            <text:p>1.53198998747431</text:p>
          </table:table-cell>
          <table:table-cell office:value-type="float" office:value="1.44981412639405" calcext:value-type="float">
            <text:p>1.44981412639405</text:p>
          </table:table-cell>
          <table:table-cell office:value-type="float" office:value="-0.0821758610802559" calcext:value-type="float">
            <text:p>-0.08217586108025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.53128675081399" calcext:value-type="float">
            <text:p>1.53128675081399</text:p>
          </table:table-cell>
          <table:table-cell office:value-type="float" office:value="1.63333333333333" calcext:value-type="float">
            <text:p>1.63333333333333</text:p>
          </table:table-cell>
          <table:table-cell office:value-type="float" office:value="0.102046582519347" calcext:value-type="float">
            <text:p>0.1020465825193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.53058351415367" calcext:value-type="float">
            <text:p>1.53058351415367</text:p>
          </table:table-cell>
          <table:table-cell office:value-type="float" office:value="1.49293563579278" calcext:value-type="float">
            <text:p>1.49293563579278</text:p>
          </table:table-cell>
          <table:table-cell office:value-type="float" office:value="-0.0376478783608865" calcext:value-type="float">
            <text:p>-0.03764787836088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.52988027749334" calcext:value-type="float">
            <text:p>1.52988027749334</text:p>
          </table:table-cell>
          <table:table-cell office:value-type="float" office:value="1.62039957939012" calcext:value-type="float">
            <text:p>1.62039957939012</text:p>
          </table:table-cell>
          <table:table-cell office:value-type="float" office:value="0.090519301896772" calcext:value-type="float">
            <text:p>0.0905193018967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.52917704083302" calcext:value-type="float">
            <text:p>1.52917704083302</text:p>
          </table:table-cell>
          <table:table-cell office:value-type="float" office:value="1.41596365996106" calcext:value-type="float">
            <text:p>1.41596365996106</text:p>
          </table:table-cell>
          <table:table-cell office:value-type="float" office:value="-0.113213380871958" calcext:value-type="float">
            <text:p>-0.1132133808719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.5284738041727" calcext:value-type="float">
            <text:p>1.5284738041727</text:p>
          </table:table-cell>
          <table:table-cell office:value-type="float" office:value="1.46837763519707" calcext:value-type="float">
            <text:p>1.46837763519707</text:p>
          </table:table-cell>
          <table:table-cell office:value-type="float" office:value="-0.0600961689756334" calcext:value-type="float">
            <text:p>-0.06009616897563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.52777056751238" calcext:value-type="float">
            <text:p>1.52777056751238</text:p>
          </table:table-cell>
          <table:table-cell office:value-type="float" office:value="1.64794007490637" calcext:value-type="float">
            <text:p>1.64794007490637</text:p>
          </table:table-cell>
          <table:table-cell office:value-type="float" office:value="0.120169507393988" calcext:value-type="float">
            <text:p>0.1201695073939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.52706733085206" calcext:value-type="float">
            <text:p>1.52706733085206</text:p>
          </table:table-cell>
          <table:table-cell office:value-type="float" office:value="1.46231060606061" calcext:value-type="float">
            <text:p>1.46231060606061</text:p>
          </table:table-cell>
          <table:table-cell office:value-type="float" office:value="-0.0647567247914513" calcext:value-type="float">
            <text:p>-0.06475672479145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.52636409419174" calcext:value-type="float">
            <text:p>1.52636409419174</text:p>
          </table:table-cell>
          <table:table-cell office:value-type="float" office:value="1.53088978111644" calcext:value-type="float">
            <text:p>1.53088978111644</text:p>
          </table:table-cell>
          <table:table-cell office:value-type="float" office:value="0.00452568692469968" calcext:value-type="float">
            <text:p>0.004525686924699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.52566085753141" calcext:value-type="float">
            <text:p>1.52566085753141</text:p>
          </table:table-cell>
          <table:table-cell office:value-type="float" office:value="1.51920473773266" calcext:value-type="float">
            <text:p>1.51920473773266</text:p>
          </table:table-cell>
          <table:table-cell office:value-type="float" office:value="-0.00645611979875782" calcext:value-type="float">
            <text:p>-0.006456119798757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.52495762087109" calcext:value-type="float">
            <text:p>1.52495762087109</text:p>
          </table:table-cell>
          <table:table-cell office:value-type="float" office:value="1.48515899092276" calcext:value-type="float">
            <text:p>1.48515899092276</text:p>
          </table:table-cell>
          <table:table-cell office:value-type="float" office:value="-0.0397986299483331" calcext:value-type="float">
            <text:p>-0.03979862994833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.52425438421077" calcext:value-type="float">
            <text:p>1.52425438421077</text:p>
          </table:table-cell>
          <table:table-cell office:value-type="float" office:value="1.57463721924332" calcext:value-type="float">
            <text:p>1.57463721924332</text:p>
          </table:table-cell>
          <table:table-cell office:value-type="float" office:value="0.0503828350325448" calcext:value-type="float">
            <text:p>0.05038283503254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.52355114755045" calcext:value-type="float">
            <text:p>1.52355114755045</text:p>
          </table:table-cell>
          <table:table-cell office:value-type="float" office:value="1.48199742820403" calcext:value-type="float">
            <text:p>1.48199742820403</text:p>
          </table:table-cell>
          <table:table-cell office:value-type="float" office:value="-0.0415537193464208" calcext:value-type="float">
            <text:p>-0.04155371934642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.52284791089013" calcext:value-type="float">
            <text:p>1.52284791089013</text:p>
          </table:table-cell>
          <table:table-cell office:value-type="float" office:value="1.53052141078171" calcext:value-type="float">
            <text:p>1.53052141078171</text:p>
          </table:table-cell>
          <table:table-cell office:value-type="float" office:value="0.00767349989158594" calcext:value-type="float">
            <text:p>0.007673499891585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.52214467422981" calcext:value-type="float">
            <text:p>1.52214467422981</text:p>
          </table:table-cell>
          <table:table-cell office:value-type="float" office:value="1.53762650653005" calcext:value-type="float">
            <text:p>1.53762650653005</text:p>
          </table:table-cell>
          <table:table-cell office:value-type="float" office:value="0.0154818323002397" calcext:value-type="float">
            <text:p>0.01548183230023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.52144143756949" calcext:value-type="float">
            <text:p>1.52144143756949</text:p>
          </table:table-cell>
          <table:table-cell office:value-type="float" office:value="1.4751676202701" calcext:value-type="float">
            <text:p>1.4751676202701</text:p>
          </table:table-cell>
          <table:table-cell office:value-type="float" office:value="-0.0462738172993811" calcext:value-type="float">
            <text:p>-0.04627381729938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.52073820090916" calcext:value-type="float">
            <text:p>1.52073820090916</text:p>
          </table:table-cell>
          <table:table-cell office:value-type="float" office:value="1.55604102640056" calcext:value-type="float">
            <text:p>1.55604102640056</text:p>
          </table:table-cell>
          <table:table-cell office:value-type="float" office:value="0.035302825491399" calcext:value-type="float">
            <text:p>0.0353028254913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.52003496424884" calcext:value-type="float">
            <text:p>1.52003496424884</text:p>
          </table:table-cell>
          <table:table-cell office:value-type="float" office:value="1.51160943746431" calcext:value-type="float">
            <text:p>1.51160943746431</text:p>
          </table:table-cell>
          <table:table-cell office:value-type="float" office:value="-0.00842552678453634" calcext:value-type="float">
            <text:p>-0.008425526784536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.51933172758852" calcext:value-type="float">
            <text:p>1.51933172758852</text:p>
          </table:table-cell>
          <table:table-cell office:value-type="float" office:value="1.50839940101261" calcext:value-type="float">
            <text:p>1.50839940101261</text:p>
          </table:table-cell>
          <table:table-cell office:value-type="float" office:value="-0.0109323265759094" calcext:value-type="float">
            <text:p>-0.01093232657590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.5186284909282" calcext:value-type="float">
            <text:p>1.5186284909282</text:p>
          </table:table-cell>
          <table:table-cell office:value-type="float" office:value="1.53690080946573" calcext:value-type="float">
            <text:p>1.53690080946573</text:p>
          </table:table-cell>
          <table:table-cell office:value-type="float" office:value="0.0182723185375273" calcext:value-type="float">
            <text:p>0.01827231853752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.51792525426788" calcext:value-type="float">
            <text:p>1.51792525426788</text:p>
          </table:table-cell>
          <table:table-cell office:value-type="float" office:value="1.49545419435558" calcext:value-type="float">
            <text:p>1.49545419435558</text:p>
          </table:table-cell>
          <table:table-cell office:value-type="float" office:value="-0.0224710599122993" calcext:value-type="float">
            <text:p>-0.02247105991229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.51722201760756" calcext:value-type="float">
            <text:p>1.51722201760756</text:p>
          </table:table-cell>
          <table:table-cell office:value-type="float" office:value="1.53785766220557" calcext:value-type="float">
            <text:p>1.53785766220557</text:p>
          </table:table-cell>
          <table:table-cell office:value-type="float" office:value="0.0206356445980114" calcext:value-type="float">
            <text:p>0.02063564459801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.51651878094723" calcext:value-type="float">
            <text:p>1.51651878094723</text:p>
          </table:table-cell>
          <table:table-cell office:value-type="float" office:value="1.5172528717263" calcext:value-type="float">
            <text:p>1.5172528717263</text:p>
          </table:table-cell>
          <table:table-cell office:value-type="float" office:value="0.000734090779063612" calcext:value-type="float">
            <text:p>0.0007340907790636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.51581554428691" calcext:value-type="float">
            <text:p>1.51581554428691</text:p>
          </table:table-cell>
          <table:table-cell office:value-type="float" office:value="1.50551011397761" calcext:value-type="float">
            <text:p>1.50551011397761</text:p>
          </table:table-cell>
          <table:table-cell office:value-type="float" office:value="-0.0103054303093" calcext:value-type="float">
            <text:p>-0.01030543030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.51511230762659" calcext:value-type="float">
            <text:p>1.51511230762659</text:p>
          </table:table-cell>
          <table:table-cell office:value-type="float" office:value="1.53746860959956" calcext:value-type="float">
            <text:p>1.53746860959956</text:p>
          </table:table-cell>
          <table:table-cell office:value-type="float" office:value="0.0223563019729651" calcext:value-type="float">
            <text:p>0.02235630197296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.51440907096627" calcext:value-type="float">
            <text:p>1.51440907096627</text:p>
          </table:table-cell>
          <table:table-cell office:value-type="float" office:value="1.50457795502525" calcext:value-type="float">
            <text:p>1.50457795502525</text:p>
          </table:table-cell>
          <table:table-cell office:value-type="float" office:value="-0.00983111594101849" calcext:value-type="float">
            <text:p>-0.00983111594101849</text:p>
          </table:table-cell>
          <table:table-cell table:number-columns-repeated="3"/>
        </table:table-row>
      </table:table>
      <table:table table:name="4841539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]/[.B1]"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3]/[.B2]" office:value-type="float" office:value="2" calcext:value-type="float">
            <text:p>2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4]/[.B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5]/[.B4]" office:value-type="float" office:value="1" calcext:value-type="float">
            <text:p>1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6]/[.B5]" office:value-type="float" office:value="2" calcext:value-type="float">
            <text:p>2</text:p>
          </table:table-cell>
          <table:table-cell/>
          <table:table-cell table:number-matrix-columns-spanned="2" table:number-matrix-rows-spanned="5" table:formula="of:=LINEST([.$C$2:.$C$40] ; [.$A$2:.$A$40] ; 1 ; 1)" office:value-type="float" office:value="0.00276517441273437" calcext:value-type="float">
            <text:p>0.00276517441273437</text:p>
          </table:table-cell>
          <table:table-cell office:value-type="float" office:value="1.43793445452836" calcext:value-type="float">
            <text:p>1.437934454528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7]/[.B6]" office:value-type="float" office:value="1.75" calcext:value-type="float">
            <text:p>1.75</text:p>
          </table:table-cell>
          <table:table-cell/>
          <table:table-cell office:value-type="float" office:value="0.00301576339638814" calcext:value-type="float">
            <text:p>0.00301576339638814</text:p>
          </table:table-cell>
          <table:table-cell office:value-type="float" office:value="0.0718528439559624" calcext:value-type="float">
            <text:p>0.071852843955962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8]/[.B7]" office:value-type="float" office:value="1.14285714285714" calcext:value-type="float">
            <text:p>1.14285714285714</text:p>
          </table:table-cell>
          <table:table-cell/>
          <table:table-cell office:value-type="float" office:value="0.0222172936601621" calcext:value-type="float">
            <text:p>0.0222172936601621</text:p>
          </table:table-cell>
          <table:table-cell office:value-type="float" office:value="0.211963333110217" calcext:value-type="float">
            <text:p>0.21196333311021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B9]/[.B8]" office:value-type="float" office:value="1.75" calcext:value-type="float">
            <text:p>1.75</text:p>
          </table:table-cell>
          <table:table-cell/>
          <table:table-cell office:value-type="float" office:value="0.840718351936457" calcext:value-type="float">
            <text:p>0.840718351936457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0]/[.B9]" office:value-type="float" office:value="1.42857142857143" calcext:value-type="float">
            <text:p>1.42857142857143</text:p>
          </table:table-cell>
          <table:table-cell/>
          <table:table-cell office:value-type="float" office:value="0.0377721762922339" calcext:value-type="float">
            <text:p>0.0377721762922339</text:p>
          </table:table-cell>
          <table:table-cell office:value-type="float" office:value="1.66235281957814" calcext:value-type="float">
            <text:p>1.6623528195781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11]/[.B10]" office:value-type="float" office:value="1.15" calcext:value-type="float">
            <text:p>1.1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[.B12]/[.B11]" office:value-type="float" office:value="1.56521739130435" calcext:value-type="float">
            <text:p>1.56521739130435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formula="of:=[.B13]/[.B12]" office:value-type="float" office:value="1.61111111111111" calcext:value-type="float">
            <text:p>1.61111111111111</text:p>
          </table:table-cell>
          <table:table-cell/>
          <table:table-cell office:value-type="string" calcext:value-type="string">
            <text:p>R^2</text:p>
          </table:table-cell>
          <table:table-cell table:formula="of:=[.$E$8]" office:value-type="float" office:value="0.0222172936601621" calcext:value-type="float">
            <text:p>0.022217293660162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formula="of:=[.B14]/[.B13]" office:value-type="float" office:value="1.51724137931034" calcext:value-type="float">
            <text:p>1.51724137931034</text:p>
          </table:table-cell>
          <table:table-cell/>
          <table:table-cell office:value-type="string" calcext:value-type="string">
            <text:p>Standard Error</text:p>
          </table:table-cell>
          <table:table-cell table:formula="of:=[.$F$8]" office:value-type="float" office:value="0.211963333110217" calcext:value-type="float">
            <text:p>0.21196333311021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formula="of:=[.B15]/[.B14]" office:value-type="float" office:value="1.42045454545455" calcext:value-type="float">
            <text:p>1.42045454545455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table:formula="of:=[.B16]/[.B15]" office:value-type="float" office:value="1.648" calcext:value-type="float">
            <text:p>1.648</text:p>
          </table:table-cell>
          <table:table-cell/>
          <table:table-cell office:value-type="string" calcext:value-type="string">
            <text:p>Observations</text:p>
          </table:table-cell>
          <table:table-cell table:formula="of:=39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table:formula="of:=[.B17]/[.B16]" office:value-type="float" office:value="1.44174757281553" calcext:value-type="float">
            <text:p>1.44174757281553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E$8])*([.$F$16] - 1)/([.$F$16] - [.$F$15] - 1)" office:value-type="float" office:value="-0.00420926597064431" calcext:value-type="float">
            <text:p>-0.004209265970644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formula="of:=[.B18]/[.B17]" office:value-type="float" office:value="1.54208754208754" calcext:value-type="float">
            <text:p>1.5420875420875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3" calcext:value-type="float">
            <text:p>693</text:p>
          </table:table-cell>
          <table:table-cell table:formula="of:=[.B19]/[.B18]" office:value-type="float" office:value="1.51310043668122" calcext:value-type="float">
            <text:p>1.51310043668122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0" calcext:value-type="float">
            <text:p>1030</text:p>
          </table:table-cell>
          <table:table-cell table:formula="of:=[.B20]/[.B19]" office:value-type="float" office:value="1.48629148629149" calcext:value-type="float">
            <text:p>1.48629148629149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75" calcext:value-type="float">
            <text:p>1575</text:p>
          </table:table-cell>
          <table:table-cell table:formula="of:=[.B21]/[.B20]" office:value-type="float" office:value="1.52912621359223" calcext:value-type="float">
            <text:p>1.52912621359223</text:p>
          </table:table-cell>
          <table:table-cell/>
          <table:table-cell office:value-type="string" calcext:value-type="string">
            <text:p>Regression</text:p>
          </table:table-cell>
          <table:table-cell table:formula="of:=[.$F$15]" office:value-type="float" office:value="1" calcext:value-type="float">
            <text:p>1</text:p>
          </table:table-cell>
          <table:table-cell table:formula="of:=[.$E$10]" office:value-type="float" office:value="0.0377721762922339" calcext:value-type="float">
            <text:p>0.0377721762922339</text:p>
          </table:table-cell>
          <table:table-cell table:formula="of:=[.$E$10] / [.$F$21]" office:value-type="float" office:value="0.0377721762922339" calcext:value-type="float">
            <text:p>0.0377721762922339</text:p>
          </table:table-cell>
          <table:table-cell table:formula="of:=[.$E$9]" office:value-type="float" office:value="0.840718351936457" calcext:value-type="float">
            <text:p>0.840718351936457</text:p>
          </table:table-cell>
          <table:table-cell table:formula="of:=LEGACY.FDIST([.$E$9] ; [.$F$21] ; [.$F$9])" office:value-type="float" office:value="0.365129532285378" calcext:value-type="float">
            <text:p>0.36512953228537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26" calcext:value-type="float">
            <text:p>2326</text:p>
          </table:table-cell>
          <table:table-cell table:formula="of:=[.B22]/[.B21]" office:value-type="float" office:value="1.4768253968254" calcext:value-type="float">
            <text:p>1.4768253968254</text:p>
          </table:table-cell>
          <table:table-cell/>
          <table:table-cell office:value-type="string" calcext:value-type="string">
            <text:p>Residual</text:p>
          </table:table-cell>
          <table:table-cell table:formula="of:=[.$F$9]" office:value-type="float" office:value="37" calcext:value-type="float">
            <text:p>37</text:p>
          </table:table-cell>
          <table:table-cell table:formula="of:=[.$F$10]" office:value-type="float" office:value="1.66235281957814" calcext:value-type="float">
            <text:p>1.66235281957814</text:p>
          </table:table-cell>
          <table:table-cell table:formula="of:=[.$F$10] / [.$F$9]" office:value-type="float" office:value="0.0449284545831929" calcext:value-type="float">
            <text:p>0.044928454583192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91" calcext:value-type="float">
            <text:p>3691</text:p>
          </table:table-cell>
          <table:table-cell table:formula="of:=[.B23]/[.B22]" office:value-type="float" office:value="1.58684436801376" calcext:value-type="float">
            <text:p>1.58684436801376</text:p>
          </table:table-cell>
          <table:table-cell/>
          <table:table-cell office:value-type="string" calcext:value-type="string">
            <text:p>Total</text:p>
          </table:table-cell>
          <table:table-cell table:formula="of:=[.$F$21] + [.$F$9]" office:value-type="float" office:value="38" calcext:value-type="float">
            <text:p>38</text:p>
          </table:table-cell>
          <table:table-cell table:formula="of:=[.$E$10] + [.$F$10]" office:value-type="float" office:value="1.70012499587037" calcext:value-type="float">
            <text:p>1.7001249958703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96" calcext:value-type="float">
            <text:p>5596</text:p>
          </table:table-cell>
          <table:table-cell table:formula="of:=[.B24]/[.B23]" office:value-type="float" office:value="1.51612029260363" calcext:value-type="float">
            <text:p>1.5161202926036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60" calcext:value-type="float">
            <text:p>8160</text:p>
          </table:table-cell>
          <table:table-cell table:formula="of:=[.B25]/[.B24]" office:value-type="float" office:value="1.45818441744103" calcext:value-type="float">
            <text:p>1.45818441744103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673" calcext:value-type="float">
            <text:p>12673</text:p>
          </table:table-cell>
          <table:table-cell table:formula="of:=[.B26]/[.B25]" office:value-type="float" office:value="1.5530637254902" calcext:value-type="float">
            <text:p>1.553063725490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10" calcext:value-type="float">
            <text:p>19310</text:p>
          </table:table-cell>
          <table:table-cell table:formula="of:=[.B27]/[.B26]" office:value-type="float" office:value="1.52371182829638" calcext:value-type="float">
            <text:p>1.52371182829638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F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F$2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54" calcext:value-type="float">
            <text:p>29254</text:p>
          </table:table-cell>
          <table:table-cell table:formula="of:=[.B28]/[.B27]" office:value-type="float" office:value="1.51496633868462" calcext:value-type="float">
            <text:p>1.51496633868462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E$6:.$F$6]; 1 ; ROW([.$F$29])+1 - ROW())" office:value-type="float" office:value="1.43793445452836" calcext:value-type="float">
            <text:p>1.43793445452836</text:p>
          </table:table-cell>
          <table:table-cell table:number-matrix-columns-spanned="1" table:number-matrix-rows-spanned="2" table:formula="of:=INDEX([.$E$7:.$F$7]; 1 ; ROW([.$G$29])+1 - ROW())" office:value-type="float" office:value="0.0718528439559624" calcext:value-type="float">
            <text:p>0.0718528439559624</text:p>
          </table:table-cell>
          <table:table-cell table:number-matrix-columns-spanned="1" table:number-matrix-rows-spanned="2" table:formula="of:=[.$F$28:.$F$29] / [.$G$28:.$G$29]" office:value-type="float" office:value="20.0122135097345" calcext:value-type="float">
            <text:p>20.0122135097345</text:p>
          </table:table-cell>
          <table:table-cell table:number-matrix-columns-spanned="1" table:number-matrix-rows-spanned="2" table:formula="of:=LEGACY.TDIST(ABS([.$H$28:.$H$29]) ; [.$F$9] ; 2 )" office:value-type="float" office:value="1.9360467698111E-021" calcext:value-type="float">
            <text:p>1.9360467698111E-21</text:p>
          </table:table-cell>
          <table:table-cell table:number-matrix-columns-spanned="1" table:number-matrix-rows-spanned="2" table:formula="of:=[.$F$28:.$F$29] - [.$G$28:.$G$29] * TINV(1 - [.$F$25] ; [.$F$9])" office:value-type="float" office:value="1.29234676365758" calcext:value-type="float">
            <text:p>1.29234676365758</text:p>
          </table:table-cell>
          <table:table-cell table:number-matrix-columns-spanned="1" table:number-matrix-rows-spanned="2" table:formula="of:=[.$F$28:.$F$29] + [.$G$28:.$G$29] * TINV(1 - [.$F$25] ; [.$F$9])" office:value-type="float" office:value="1.58352214539913" calcext:value-type="float">
            <text:p>1.583522145399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357" calcext:value-type="float">
            <text:p>44357</text:p>
          </table:table-cell>
          <table:table-cell table:formula="of:=[.B29]/[.B28]" office:value-type="float" office:value="1.51627127914131" calcext:value-type="float">
            <text:p>1.51627127914131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276517441273437" calcext:value-type="float">
            <text:p>0.00276517441273437</text:p>
          </table:table-cell>
          <table:table-cell office:value-type="float" office:value="0.00301576339638814" calcext:value-type="float">
            <text:p>0.00301576339638814</text:p>
          </table:table-cell>
          <table:table-cell office:value-type="float" office:value="0.916906948352153" calcext:value-type="float">
            <text:p>0.916906948352153</text:p>
          </table:table-cell>
          <table:table-cell office:value-type="float" office:value="0.365129532285378" calcext:value-type="float">
            <text:p>0.365129532285378</text:p>
          </table:table-cell>
          <table:table-cell office:value-type="float" office:value="-0.00334534265130634" calcext:value-type="float">
            <text:p>-0.00334534265130634</text:p>
          </table:table-cell>
          <table:table-cell office:value-type="float" office:value="0.00887569147677508" calcext:value-type="float">
            <text:p>0.008875691476775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775" calcext:value-type="float">
            <text:p>66775</text:p>
          </table:table-cell>
          <table:table-cell table:formula="of:=[.B30]/[.B29]" office:value-type="float" office:value="1.5053993732669" calcext:value-type="float">
            <text:p>1.5053993732669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828" calcext:value-type="float">
            <text:p>102828</text:p>
          </table:table-cell>
          <table:table-cell table:formula="of:=[.B31]/[.B30]" office:value-type="float" office:value="1.539917633845" calcext:value-type="float">
            <text:p>1.539917633845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5212" calcext:value-type="float">
            <text:p>155212</text:p>
          </table:table-cell>
          <table:table-cell table:formula="of:=[.B32]/[.B31]" office:value-type="float" office:value="1.50943322830358" calcext:value-type="float">
            <text:p>1.50943322830358</text:p>
          </table:table-cell>
          <table:table-cell/>
          <table:table-cell table:number-matrix-columns-spanned="1" table:number-matrix-rows-spanned="39" table:formula="of:=[.$A$2:.$A$40]" office:value-type="float" office:value="2" calcext:value-type="float">
            <text:p>2</text:p>
          </table:table-cell>
          <table:table-cell table:number-matrix-columns-spanned="1" table:number-matrix-rows-spanned="39" table:formula="of:=MMULT([.$E$32:.$E$70] ; [.$F$29]) + [.$F$28]" office:value-type="float" office:value="1.44346480335382" calcext:value-type="float">
            <text:p>1.44346480335382</text:p>
          </table:table-cell>
          <table:table-cell table:number-matrix-columns-spanned="1" table:number-matrix-rows-spanned="39" table:formula="of:=[.$C$2:.$C$40]" office:value-type="float" office:value="1" calcext:value-type="float">
            <text:p>1</text:p>
          </table:table-cell>
          <table:table-cell table:number-matrix-columns-spanned="1" table:number-matrix-rows-spanned="39" table:formula="of:=[.$G$32:.$G$70] - [.$F$32:.$F$70]" office:value-type="float" office:value="-0.443464803353824" calcext:value-type="float">
            <text:p>-0.44346480335382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4779" calcext:value-type="float">
            <text:p>234779</text:p>
          </table:table-cell>
          <table:table-cell table:formula="of:=[.B33]/[.B32]" office:value-type="float" office:value="1.51263433239698" calcext:value-type="float">
            <text:p>1.512634332396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4622997776656" calcext:value-type="float">
            <text:p>1.44622997776656</text:p>
          </table:table-cell>
          <table:table-cell office:value-type="float" office:value="2" calcext:value-type="float">
            <text:p>2</text:p>
          </table:table-cell>
          <table:table-cell office:value-type="float" office:value="0.553770022233441" calcext:value-type="float">
            <text:p>0.55377002223344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0561" calcext:value-type="float">
            <text:p>360561</text:p>
          </table:table-cell>
          <table:table-cell table:formula="of:=[.B34]/[.B33]" office:value-type="float" office:value="1.53574638276848" calcext:value-type="float">
            <text:p>1.535746382768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44899515217929" calcext:value-type="float">
            <text:p>1.44899515217929</text:p>
          </table:table-cell>
          <table:table-cell office:value-type="float" office:value="1" calcext:value-type="float">
            <text:p>1</text:p>
          </table:table-cell>
          <table:table-cell office:value-type="float" office:value="-0.448995152179293" calcext:value-type="float">
            <text:p>-0.44899515217929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2343" calcext:value-type="float">
            <text:p>542343</text:p>
          </table:table-cell>
          <table:table-cell table:formula="of:=[.B35]/[.B34]" office:value-type="float" office:value="1.50416434389743" calcext:value-type="float">
            <text:p>1.504164343897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5176032659203" calcext:value-type="float">
            <text:p>1.45176032659203</text:p>
          </table:table-cell>
          <table:table-cell office:value-type="float" office:value="1" calcext:value-type="float">
            <text:p>1</text:p>
          </table:table-cell>
          <table:table-cell office:value-type="float" office:value="-0.451760326592027" calcext:value-type="float">
            <text:p>-0.45176032659202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5257" calcext:value-type="float">
            <text:p>825257</text:p>
          </table:table-cell>
          <table:table-cell table:formula="of:=[.B36]/[.B35]" office:value-type="float" office:value="1.52165142723332" calcext:value-type="float">
            <text:p>1.521651427233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45452550100476" calcext:value-type="float">
            <text:p>1.45452550100476</text:p>
          </table:table-cell>
          <table:table-cell office:value-type="float" office:value="2" calcext:value-type="float">
            <text:p>2</text:p>
          </table:table-cell>
          <table:table-cell office:value-type="float" office:value="0.545474498995238" calcext:value-type="float">
            <text:p>0.54547449899523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6642" calcext:value-type="float">
            <text:p>1256642</text:p>
          </table:table-cell>
          <table:table-cell table:formula="of:=[.B37]/[.B36]" office:value-type="float" office:value="1.52272807137655" calcext:value-type="float">
            <text:p>1.522728071376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572906754175" calcext:value-type="float">
            <text:p>1.4572906754175</text:p>
          </table:table-cell>
          <table:table-cell office:value-type="float" office:value="1.75" calcext:value-type="float">
            <text:p>1.75</text:p>
          </table:table-cell>
          <table:table-cell office:value-type="float" office:value="0.292709324582504" calcext:value-type="float">
            <text:p>0.29270932458250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02991" calcext:value-type="float">
            <text:p>1902991</text:p>
          </table:table-cell>
          <table:table-cell table:formula="of:=[.B38]/[.B37]" office:value-type="float" office:value="1.51434617019008" calcext:value-type="float">
            <text:p>1.514346170190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46005584983023" calcext:value-type="float">
            <text:p>1.46005584983023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-0.317198706973088" calcext:value-type="float">
            <text:p>-0.3171987069730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04010" calcext:value-type="float">
            <text:p>2904010</text:p>
          </table:table-cell>
          <table:table-cell table:formula="of:=[.B39]/[.B38]" office:value-type="float" office:value="1.5260240326938" calcext:value-type="float">
            <text:p>1.52602403269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46282102424296" calcext:value-type="float">
            <text:p>1.46282102424296</text:p>
          </table:table-cell>
          <table:table-cell office:value-type="float" office:value="1.75" calcext:value-type="float">
            <text:p>1.75</text:p>
          </table:table-cell>
          <table:table-cell office:value-type="float" office:value="0.287178975757035" calcext:value-type="float">
            <text:p>0.2871789757570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85876" calcext:value-type="float">
            <text:p>4385876</text:p>
          </table:table-cell>
          <table:table-cell table:formula="of:=[.B40]/[.B39]" office:value-type="float" office:value="1.51028267808995" calcext:value-type="float">
            <text:p>1.510282678089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4655861986557" calcext:value-type="float">
            <text:p>1.4655861986557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-0.0370147700842705" calcext:value-type="float">
            <text:p>-0.0370147700842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76510" calcext:value-type="float">
            <text:p>66765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46835137306843" calcext:value-type="float">
            <text:p>1.46835137306843</text:p>
          </table:table-cell>
          <table:table-cell office:value-type="float" office:value="1.15" calcext:value-type="float">
            <text:p>1.15</text:p>
          </table:table-cell>
          <table:table-cell office:value-type="float" office:value="-0.318351373068434" calcext:value-type="float">
            <text:p>-0.3183513730684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.47111654748117" calcext:value-type="float">
            <text:p>1.47111654748117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0.0941008438231801" calcext:value-type="float">
            <text:p>0.09410084382318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.4738817218939" calcext:value-type="float">
            <text:p>1.4738817218939</text:p>
          </table:table-cell>
          <table:table-cell office:value-type="float" office:value="1.61111111111111" calcext:value-type="float">
            <text:p>1.61111111111111</text:p>
          </table:table-cell>
          <table:table-cell office:value-type="float" office:value="0.137229389217209" calcext:value-type="float">
            <text:p>0.1372293892172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.47664689630664" calcext:value-type="float">
            <text:p>1.47664689630664</text:p>
          </table:table-cell>
          <table:table-cell office:value-type="float" office:value="1.51724137931034" calcext:value-type="float">
            <text:p>1.51724137931034</text:p>
          </table:table-cell>
          <table:table-cell office:value-type="float" office:value="0.0405944830037082" calcext:value-type="float">
            <text:p>0.04059448300370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47941207071937" calcext:value-type="float">
            <text:p>1.47941207071937</text:p>
          </table:table-cell>
          <table:table-cell office:value-type="float" office:value="1.42045454545455" calcext:value-type="float">
            <text:p>1.42045454545455</text:p>
          </table:table-cell>
          <table:table-cell office:value-type="float" office:value="-0.0589575252648256" calcext:value-type="float">
            <text:p>-0.05895752526482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.48217724513211" calcext:value-type="float">
            <text:p>1.48217724513211</text:p>
          </table:table-cell>
          <table:table-cell office:value-type="float" office:value="1.648" calcext:value-type="float">
            <text:p>1.648</text:p>
          </table:table-cell>
          <table:table-cell office:value-type="float" office:value="0.165822754867895" calcext:value-type="float">
            <text:p>0.1658227548678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.48494241954484" calcext:value-type="float">
            <text:p>1.48494241954484</text:p>
          </table:table-cell>
          <table:table-cell office:value-type="float" office:value="1.44174757281553" calcext:value-type="float">
            <text:p>1.44174757281553</text:p>
          </table:table-cell>
          <table:table-cell office:value-type="float" office:value="-0.0431948467293057" calcext:value-type="float">
            <text:p>-0.04319484672930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.48770759395757" calcext:value-type="float">
            <text:p>1.48770759395757</text:p>
          </table:table-cell>
          <table:table-cell office:value-type="float" office:value="1.54208754208754" calcext:value-type="float">
            <text:p>1.54208754208754</text:p>
          </table:table-cell>
          <table:table-cell office:value-type="float" office:value="0.0543799481299681" calcext:value-type="float">
            <text:p>0.05437994812996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.49047276837031" calcext:value-type="float">
            <text:p>1.49047276837031</text:p>
          </table:table-cell>
          <table:table-cell office:value-type="float" office:value="1.51310043668122" calcext:value-type="float">
            <text:p>1.51310043668122</text:p>
          </table:table-cell>
          <table:table-cell office:value-type="float" office:value="0.0226276683109141" calcext:value-type="float">
            <text:p>0.02262766831091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.49323794278304" calcext:value-type="float">
            <text:p>1.49323794278304</text:p>
          </table:table-cell>
          <table:table-cell office:value-type="float" office:value="1.48629148629149" calcext:value-type="float">
            <text:p>1.48629148629149</text:p>
          </table:table-cell>
          <table:table-cell office:value-type="float" office:value="-0.00694645649155667" calcext:value-type="float">
            <text:p>-0.006946456491556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.49600311719578" calcext:value-type="float">
            <text:p>1.49600311719578</text:p>
          </table:table-cell>
          <table:table-cell office:value-type="float" office:value="1.52912621359223" calcext:value-type="float">
            <text:p>1.52912621359223</text:p>
          </table:table-cell>
          <table:table-cell office:value-type="float" office:value="0.0331230963964557" calcext:value-type="float">
            <text:p>0.03312309639645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.49876829160851" calcext:value-type="float">
            <text:p>1.49876829160851</text:p>
          </table:table-cell>
          <table:table-cell office:value-type="float" office:value="1.4768253968254" calcext:value-type="float">
            <text:p>1.4768253968254</text:p>
          </table:table-cell>
          <table:table-cell office:value-type="float" office:value="-0.0219428947831148" calcext:value-type="float">
            <text:p>-0.02194289478311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.50153346602125" calcext:value-type="float">
            <text:p>1.50153346602125</text:p>
          </table:table-cell>
          <table:table-cell office:value-type="float" office:value="1.58684436801376" calcext:value-type="float">
            <text:p>1.58684436801376</text:p>
          </table:table-cell>
          <table:table-cell office:value-type="float" office:value="0.0853109019925116" calcext:value-type="float">
            <text:p>0.08531090199251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.50429864043398" calcext:value-type="float">
            <text:p>1.50429864043398</text:p>
          </table:table-cell>
          <table:table-cell office:value-type="float" office:value="1.51612029260363" calcext:value-type="float">
            <text:p>1.51612029260363</text:p>
          </table:table-cell>
          <table:table-cell office:value-type="float" office:value="0.0118216521696499" calcext:value-type="float">
            <text:p>0.01182165216964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.50706381484671" calcext:value-type="float">
            <text:p>1.50706381484671</text:p>
          </table:table-cell>
          <table:table-cell office:value-type="float" office:value="1.45818441744103" calcext:value-type="float">
            <text:p>1.45818441744103</text:p>
          </table:table-cell>
          <table:table-cell office:value-type="float" office:value="-0.0488793974056856" calcext:value-type="float">
            <text:p>-0.04887939740568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.50982898925945" calcext:value-type="float">
            <text:p>1.50982898925945</text:p>
          </table:table-cell>
          <table:table-cell office:value-type="float" office:value="1.5530637254902" calcext:value-type="float">
            <text:p>1.5530637254902</text:p>
          </table:table-cell>
          <table:table-cell office:value-type="float" office:value="0.0432347362307468" calcext:value-type="float">
            <text:p>0.04323473623074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.51259416367218" calcext:value-type="float">
            <text:p>1.51259416367218</text:p>
          </table:table-cell>
          <table:table-cell office:value-type="float" office:value="1.52371182829638" calcext:value-type="float">
            <text:p>1.52371182829638</text:p>
          </table:table-cell>
          <table:table-cell office:value-type="float" office:value="0.0111176646241948" calcext:value-type="float">
            <text:p>0.01111766462419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.51535933808492" calcext:value-type="float">
            <text:p>1.51535933808492</text:p>
          </table:table-cell>
          <table:table-cell office:value-type="float" office:value="1.51496633868462" calcext:value-type="float">
            <text:p>1.51496633868462</text:p>
          </table:table-cell>
          <table:table-cell office:value-type="float" office:value="-0.000392999400298466" calcext:value-type="float">
            <text:p>-0.0003929994002984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.51812451249765" calcext:value-type="float">
            <text:p>1.51812451249765</text:p>
          </table:table-cell>
          <table:table-cell office:value-type="float" office:value="1.51627127914131" calcext:value-type="float">
            <text:p>1.51627127914131</text:p>
          </table:table-cell>
          <table:table-cell office:value-type="float" office:value="-0.00185323335633814" calcext:value-type="float">
            <text:p>-0.001853233356338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.52088968691039" calcext:value-type="float">
            <text:p>1.52088968691039</text:p>
          </table:table-cell>
          <table:table-cell office:value-type="float" office:value="1.5053993732669" calcext:value-type="float">
            <text:p>1.5053993732669</text:p>
          </table:table-cell>
          <table:table-cell office:value-type="float" office:value="-0.0154903136434839" calcext:value-type="float">
            <text:p>-0.01549031364348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.52365486132312" calcext:value-type="float">
            <text:p>1.52365486132312</text:p>
          </table:table-cell>
          <table:table-cell office:value-type="float" office:value="1.539917633845" calcext:value-type="float">
            <text:p>1.539917633845</text:p>
          </table:table-cell>
          <table:table-cell office:value-type="float" office:value="0.0162627725218809" calcext:value-type="float">
            <text:p>0.01626277252188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.52642003573586" calcext:value-type="float">
            <text:p>1.52642003573586</text:p>
          </table:table-cell>
          <table:table-cell office:value-type="float" office:value="1.50943322830358" calcext:value-type="float">
            <text:p>1.50943322830358</text:p>
          </table:table-cell>
          <table:table-cell office:value-type="float" office:value="-0.0169868074322803" calcext:value-type="float">
            <text:p>-0.01698680743228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.52918521014859" calcext:value-type="float">
            <text:p>1.52918521014859</text:p>
          </table:table-cell>
          <table:table-cell office:value-type="float" office:value="1.51263433239698" calcext:value-type="float">
            <text:p>1.51263433239698</text:p>
          </table:table-cell>
          <table:table-cell office:value-type="float" office:value="-0.0165508777516101" calcext:value-type="float">
            <text:p>-0.01655087775161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.53195038456132" calcext:value-type="float">
            <text:p>1.53195038456132</text:p>
          </table:table-cell>
          <table:table-cell office:value-type="float" office:value="1.53574638276848" calcext:value-type="float">
            <text:p>1.53574638276848</text:p>
          </table:table-cell>
          <table:table-cell office:value-type="float" office:value="0.00379599820715182" calcext:value-type="float">
            <text:p>0.003795998207151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.53471555897406" calcext:value-type="float">
            <text:p>1.53471555897406</text:p>
          </table:table-cell>
          <table:table-cell office:value-type="float" office:value="1.50416434389743" calcext:value-type="float">
            <text:p>1.50416434389743</text:p>
          </table:table-cell>
          <table:table-cell office:value-type="float" office:value="-0.0305512150766318" calcext:value-type="float">
            <text:p>-0.03055121507663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.53748073338679" calcext:value-type="float">
            <text:p>1.53748073338679</text:p>
          </table:table-cell>
          <table:table-cell office:value-type="float" office:value="1.52165142723332" calcext:value-type="float">
            <text:p>1.52165142723332</text:p>
          </table:table-cell>
          <table:table-cell office:value-type="float" office:value="-0.0158293061534738" calcext:value-type="float">
            <text:p>-0.01582930615347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.54024590779953" calcext:value-type="float">
            <text:p>1.54024590779953</text:p>
          </table:table-cell>
          <table:table-cell office:value-type="float" office:value="1.52272807137655" calcext:value-type="float">
            <text:p>1.52272807137655</text:p>
          </table:table-cell>
          <table:table-cell office:value-type="float" office:value="-0.0175178364229742" calcext:value-type="float">
            <text:p>-0.01751783642297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.54301108221226" calcext:value-type="float">
            <text:p>1.54301108221226</text:p>
          </table:table-cell>
          <table:table-cell office:value-type="float" office:value="1.51434617019008" calcext:value-type="float">
            <text:p>1.51434617019008</text:p>
          </table:table-cell>
          <table:table-cell office:value-type="float" office:value="-0.0286649120221836" calcext:value-type="float">
            <text:p>-0.02866491202218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.545776256625" calcext:value-type="float">
            <text:p>1.545776256625</text:p>
          </table:table-cell>
          <table:table-cell office:value-type="float" office:value="1.5260240326938" calcext:value-type="float">
            <text:p>1.5260240326938</text:p>
          </table:table-cell>
          <table:table-cell office:value-type="float" office:value="-0.0197522239311998" calcext:value-type="float">
            <text:p>-0.01975222393119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.54854143103773" calcext:value-type="float">
            <text:p>1.54854143103773</text:p>
          </table:table-cell>
          <table:table-cell office:value-type="float" office:value="1.51028267808995" calcext:value-type="float">
            <text:p>1.51028267808995</text:p>
          </table:table-cell>
          <table:table-cell office:value-type="float" office:value="-0.0382587529477789" calcext:value-type="float">
            <text:p>-0.0382587529477789</text:p>
          </table:table-cell>
          <table:table-cell table:number-columns-repeated="3"/>
        </table:table-row>
      </table:table>
      <table:table table:name="66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2]/[.B1]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3]/[.B2]" office:value-type="float" office:value="1" calcext:value-type="float">
            <text:p>1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4]/[.B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5]/[.B4]" office:value-type="float" office:value="2" calcext:value-type="float">
            <text:p>2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]/[.B5]" office:value-type="float" office:value="2" calcext:value-type="float">
            <text:p>2</text:p>
          </table:table-cell>
          <table:table-cell/>
          <table:table-cell table:number-matrix-columns-spanned="2" table:number-matrix-rows-spanned="5" table:formula="of:=LINEST([.$C$2:.$C$41] ; [.$A$2:.$A$41] ; 1 ; 1)" office:value-type="float" office:value="-0.00175155985450137" calcext:value-type="float">
            <text:p>-0.00175155985450137</text:p>
          </table:table-cell>
          <table:table-cell office:value-type="float" office:value="1.57488308046454" calcext:value-type="float">
            <text:p>1.574883080464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B7]/[.B6]" office:value-type="float" office:value="2" calcext:value-type="float">
            <text:p>2</text:p>
          </table:table-cell>
          <table:table-cell/>
          <table:table-cell office:value-type="float" office:value="0.0033080628222454" calcext:value-type="float">
            <text:p>0.0033080628222454</text:p>
          </table:table-cell>
          <table:table-cell office:value-type="float" office:value="0.0807262226490977" calcext:value-type="float">
            <text:p>0.080726222649097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8]/[.B7]" office:value-type="float" office:value="1" calcext:value-type="float">
            <text:p>1</text:p>
          </table:table-cell>
          <table:table-cell/>
          <table:table-cell office:value-type="float" office:value="0.00732363268885456" calcext:value-type="float">
            <text:p>0.00732363268885456</text:p>
          </table:table-cell>
          <table:table-cell office:value-type="float" office:value="0.241511242925594" calcext:value-type="float">
            <text:p>0.24151124292559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B9]/[.B8]" office:value-type="float" office:value="1.375" calcext:value-type="float">
            <text:p>1.375</text:p>
          </table:table-cell>
          <table:table-cell/>
          <table:table-cell office:value-type="float" office:value="0.280351231620731" calcext:value-type="float">
            <text:p>0.280351231620731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[.B10]/[.B9]" office:value-type="float" office:value="2" calcext:value-type="float">
            <text:p>2</text:p>
          </table:table-cell>
          <table:table-cell/>
          <table:table-cell office:value-type="float" office:value="0.0163522370543916" calcext:value-type="float">
            <text:p>0.0163522370543916</text:p>
          </table:table-cell>
          <table:table-cell office:value-type="float" office:value="2.21645185745969" calcext:value-type="float">
            <text:p>2.2164518574596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formula="of:=[.B11]/[.B10]" office:value-type="float" office:value="1.45454545454545" calcext:value-type="float">
            <text:p>1.4545454545454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table:formula="of:=[.B12]/[.B11]" office:value-type="float" office:value="1.6875" calcext:value-type="float">
            <text:p>1.6875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formula="of:=[.B13]/[.B12]" office:value-type="float" office:value="1.25925925925926" calcext:value-type="float">
            <text:p>1.25925925925926</text:p>
          </table:table-cell>
          <table:table-cell/>
          <table:table-cell office:value-type="string" calcext:value-type="string">
            <text:p>R^2</text:p>
          </table:table-cell>
          <table:table-cell table:formula="of:=[.$E$8]" office:value-type="float" office:value="0.00732363268885456" calcext:value-type="float">
            <text:p>0.0073236326888545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table:formula="of:=[.B14]/[.B13]" office:value-type="float" office:value="1.51470588235294" calcext:value-type="float">
            <text:p>1.51470588235294</text:p>
          </table:table-cell>
          <table:table-cell/>
          <table:table-cell office:value-type="string" calcext:value-type="string">
            <text:p>Standard Error</text:p>
          </table:table-cell>
          <table:table-cell table:formula="of:=[.$F$8]" office:value-type="float" office:value="0.241511242925594" calcext:value-type="float">
            <text:p>0.24151124292559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 table:formula="of:=[.B15]/[.B14]" office:value-type="float" office:value="1.77669902912621" calcext:value-type="float">
            <text:p>1.77669902912621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formula="of:=[.B16]/[.B15]" office:value-type="float" office:value="1.36612021857924" calcext:value-type="float">
            <text:p>1.36612021857924</text:p>
          </table:table-cell>
          <table:table-cell/>
          <table:table-cell office:value-type="string" calcext:value-type="string">
            <text:p>Observations</text:p>
          </table:table-cell>
          <table:table-cell table:formula="of:=40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2" calcext:value-type="float">
            <text:p>802</text:p>
          </table:table-cell>
          <table:table-cell table:formula="of:=[.B17]/[.B16]" office:value-type="float" office:value="1.604" calcext:value-type="float">
            <text:p>1.604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E$8])*([.$F$16] - 1)/([.$F$16] - [.$F$15] - 1)" office:value-type="float" office:value="-0.018799429608807" calcext:value-type="float">
            <text:p>-0.01879942960880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0" calcext:value-type="float">
            <text:p>1200</text:p>
          </table:table-cell>
          <table:table-cell table:formula="of:=[.B18]/[.B17]" office:value-type="float" office:value="1.49625935162095" calcext:value-type="float">
            <text:p>1.4962593516209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42" calcext:value-type="float">
            <text:p>1742</text:p>
          </table:table-cell>
          <table:table-cell table:formula="of:=[.B19]/[.B18]" office:value-type="float" office:value="1.45166666666667" calcext:value-type="float">
            <text:p>1.45166666666667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62" calcext:value-type="float">
            <text:p>2862</text:p>
          </table:table-cell>
          <table:table-cell table:formula="of:=[.B20]/[.B19]" office:value-type="float" office:value="1.64293915040184" calcext:value-type="float">
            <text:p>1.64293915040184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66" calcext:value-type="float">
            <text:p>4066</text:p>
          </table:table-cell>
          <table:table-cell table:formula="of:=[.B21]/[.B20]" office:value-type="float" office:value="1.42068483577918" calcext:value-type="float">
            <text:p>1.42068483577918</text:p>
          </table:table-cell>
          <table:table-cell/>
          <table:table-cell office:value-type="string" calcext:value-type="string">
            <text:p>Regression</text:p>
          </table:table-cell>
          <table:table-cell table:formula="of:=[.$F$15]" office:value-type="float" office:value="1" calcext:value-type="float">
            <text:p>1</text:p>
          </table:table-cell>
          <table:table-cell table:formula="of:=[.$E$10]" office:value-type="float" office:value="0.0163522370543916" calcext:value-type="float">
            <text:p>0.0163522370543916</text:p>
          </table:table-cell>
          <table:table-cell table:formula="of:=[.$E$10] / [.$F$21]" office:value-type="float" office:value="0.0163522370543916" calcext:value-type="float">
            <text:p>0.0163522370543916</text:p>
          </table:table-cell>
          <table:table-cell table:formula="of:=[.$E$9]" office:value-type="float" office:value="0.280351231620731" calcext:value-type="float">
            <text:p>0.280351231620731</text:p>
          </table:table-cell>
          <table:table-cell table:formula="of:=LEGACY.FDIST([.$E$9] ; [.$F$21] ; [.$F$9])" office:value-type="float" office:value="0.599551034210851" calcext:value-type="float">
            <text:p>0.59955103421085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86" calcext:value-type="float">
            <text:p>6386</text:p>
          </table:table-cell>
          <table:table-cell table:formula="of:=[.B22]/[.B21]" office:value-type="float" office:value="1.57058534185932" calcext:value-type="float">
            <text:p>1.57058534185932</text:p>
          </table:table-cell>
          <table:table-cell/>
          <table:table-cell office:value-type="string" calcext:value-type="string">
            <text:p>Residual</text:p>
          </table:table-cell>
          <table:table-cell table:formula="of:=[.$F$9]" office:value-type="float" office:value="38" calcext:value-type="float">
            <text:p>38</text:p>
          </table:table-cell>
          <table:table-cell table:formula="of:=[.$F$10]" office:value-type="float" office:value="2.21645185745969" calcext:value-type="float">
            <text:p>2.21645185745969</text:p>
          </table:table-cell>
          <table:table-cell table:formula="of:=[.$F$10] / [.$F$9]" office:value-type="float" office:value="0.0583276804594655" calcext:value-type="float">
            <text:p>0.058327680459465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34" calcext:value-type="float">
            <text:p>9834</text:p>
          </table:table-cell>
          <table:table-cell table:formula="of:=[.B23]/[.B22]" office:value-type="float" office:value="1.53993109927967" calcext:value-type="float">
            <text:p>1.53993109927967</text:p>
          </table:table-cell>
          <table:table-cell/>
          <table:table-cell office:value-type="string" calcext:value-type="string">
            <text:p>Total</text:p>
          </table:table-cell>
          <table:table-cell table:formula="of:=[.$F$21] + [.$F$9]" office:value-type="float" office:value="39" calcext:value-type="float">
            <text:p>39</text:p>
          </table:table-cell>
          <table:table-cell table:formula="of:=[.$E$10] + [.$F$10]" office:value-type="float" office:value="2.23280409451408" calcext:value-type="float">
            <text:p>2.2328040945140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04" calcext:value-type="float">
            <text:p>14104</text:p>
          </table:table-cell>
          <table:table-cell table:formula="of:=[.B24]/[.B23]" office:value-type="float" office:value="1.43420785031523" calcext:value-type="float">
            <text:p>1.4342078503152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42" calcext:value-type="float">
            <text:p>22742</text:p>
          </table:table-cell>
          <table:table-cell table:formula="of:=[.B25]/[.B24]" office:value-type="float" office:value="1.61245036868973" calcext:value-type="float">
            <text:p>1.61245036868973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30" calcext:value-type="float">
            <text:p>33630</text:p>
          </table:table-cell>
          <table:table-cell table:formula="of:=[.B26]/[.B25]" office:value-type="float" office:value="1.47876176237798" calcext:value-type="float">
            <text:p>1.47876176237798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938" calcext:value-type="float">
            <text:p>50938</text:p>
          </table:table-cell>
          <table:table-cell table:formula="of:=[.B27]/[.B26]" office:value-type="float" office:value="1.51465953018139" calcext:value-type="float">
            <text:p>1.51465953018139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F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F$2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296" calcext:value-type="float">
            <text:p>79296</text:p>
          </table:table-cell>
          <table:table-cell table:formula="of:=[.B28]/[.B27]" office:value-type="float" office:value="1.55671600769563" calcext:value-type="float">
            <text:p>1.55671600769563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E$6:.$F$6]; 1 ; ROW([.$F$29])+1 - ROW())" office:value-type="float" office:value="1.57488308046454" calcext:value-type="float">
            <text:p>1.57488308046454</text:p>
          </table:table-cell>
          <table:table-cell table:number-matrix-columns-spanned="1" table:number-matrix-rows-spanned="2" table:formula="of:=INDEX([.$E$7:.$F$7]; 1 ; ROW([.$G$29])+1 - ROW())" office:value-type="float" office:value="0.0807262226490977" calcext:value-type="float">
            <text:p>0.0807262226490977</text:p>
          </table:table-cell>
          <table:table-cell table:number-matrix-columns-spanned="1" table:number-matrix-rows-spanned="2" table:formula="of:=[.$F$28:.$F$29] / [.$G$28:.$G$29]" office:value-type="float" office:value="19.5089405744931" calcext:value-type="float">
            <text:p>19.5089405744931</text:p>
          </table:table-cell>
          <table:table-cell table:number-matrix-columns-spanned="1" table:number-matrix-rows-spanned="2" table:formula="of:=LEGACY.TDIST(ABS([.$H$28:.$H$29]) ; [.$F$9] ; 2 )" office:value-type="float" office:value="2.14045663437525E-021" calcext:value-type="float">
            <text:p>2.14045663437525E-21</text:p>
          </table:table-cell>
          <table:table-cell table:number-matrix-columns-spanned="1" table:number-matrix-rows-spanned="2" table:formula="of:=[.$F$28:.$F$29] - [.$G$28:.$G$29] * TINV(1 - [.$F$25] ; [.$F$9])" office:value-type="float" office:value="1.41146138645905" calcext:value-type="float">
            <text:p>1.41146138645905</text:p>
          </table:table-cell>
          <table:table-cell table:number-matrix-columns-spanned="1" table:number-matrix-rows-spanned="2" table:formula="of:=[.$F$28:.$F$29] + [.$G$28:.$G$29] * TINV(1 - [.$F$25] ; [.$F$9])" office:value-type="float" office:value="1.73830477447003" calcext:value-type="float">
            <text:p>1.738304774470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5952" calcext:value-type="float">
            <text:p>115952</text:p>
          </table:table-cell>
          <table:table-cell table:formula="of:=[.B29]/[.B28]" office:value-type="float" office:value="1.46226795803067" calcext:value-type="float">
            <text:p>1.46226795803067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-0.00175155985450137" calcext:value-type="float">
            <text:p>-0.00175155985450137</text:p>
          </table:table-cell>
          <table:table-cell office:value-type="float" office:value="0.0033080628222454" calcext:value-type="float">
            <text:p>0.0033080628222454</text:p>
          </table:table-cell>
          <table:table-cell office:value-type="float" office:value="-0.529482040885932" calcext:value-type="float">
            <text:p>-0.529482040885932</text:p>
          </table:table-cell>
          <table:table-cell office:value-type="float" office:value="0.599551034210851" calcext:value-type="float">
            <text:p>0.599551034210851</text:p>
          </table:table-cell>
          <table:table-cell office:value-type="float" office:value="-0.00844838292570913" calcext:value-type="float">
            <text:p>-0.00844838292570913</text:p>
          </table:table-cell>
          <table:table-cell office:value-type="float" office:value="0.00494526321670639" calcext:value-type="float">
            <text:p>0.004945263216706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1742" calcext:value-type="float">
            <text:p>181742</text:p>
          </table:table-cell>
          <table:table-cell table:formula="of:=[.B30]/[.B29]" office:value-type="float" office:value="1.56738995446392" calcext:value-type="float">
            <text:p>1.56738995446392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3406" calcext:value-type="float">
            <text:p>273406</text:p>
          </table:table-cell>
          <table:table-cell table:formula="of:=[.B31]/[.B30]" office:value-type="float" office:value="1.50436332823453" calcext:value-type="float">
            <text:p>1.50436332823453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0314" calcext:value-type="float">
            <text:p>410314</text:p>
          </table:table-cell>
          <table:table-cell table:formula="of:=[.B32]/[.B31]" office:value-type="float" office:value="1.50074980066275" calcext:value-type="float">
            <text:p>1.50074980066275</text:p>
          </table:table-cell>
          <table:table-cell/>
          <table:table-cell table:number-matrix-columns-spanned="1" table:number-matrix-rows-spanned="40" table:formula="of:=[.$A$2:.$A$41]" office:value-type="float" office:value="2" calcext:value-type="float">
            <text:p>2</text:p>
          </table:table-cell>
          <table:table-cell table:number-matrix-columns-spanned="1" table:number-matrix-rows-spanned="40" table:formula="of:=MMULT([.$E$32:.$E$71] ; [.$F$29]) + [.$F$28]" office:value-type="float" office:value="1.57137996075554" calcext:value-type="float">
            <text:p>1.57137996075554</text:p>
          </table:table-cell>
          <table:table-cell table:number-matrix-columns-spanned="1" table:number-matrix-rows-spanned="40" table:formula="of:=[.$C$2:.$C$41]" office:value-type="float" office:value="2" calcext:value-type="float">
            <text:p>2</text:p>
          </table:table-cell>
          <table:table-cell table:number-matrix-columns-spanned="1" table:number-matrix-rows-spanned="40" table:formula="of:=[.$G$32:.$G$71] - [.$F$32:.$F$71]" office:value-type="float" office:value="0.42862003924446" calcext:value-type="float">
            <text:p>0.4286200392444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9240" calcext:value-type="float">
            <text:p>639240</text:p>
          </table:table-cell>
          <table:table-cell table:formula="of:=[.B33]/[.B32]" office:value-type="float" office:value="1.55792880574389" calcext:value-type="float">
            <text:p>1.557928805743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6962840090104" calcext:value-type="float">
            <text:p>1.56962840090104</text:p>
          </table:table-cell>
          <table:table-cell office:value-type="float" office:value="1" calcext:value-type="float">
            <text:p>1</text:p>
          </table:table-cell>
          <table:table-cell office:value-type="float" office:value="-0.569628400901039" calcext:value-type="float">
            <text:p>-0.56962840090103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6234" calcext:value-type="float">
            <text:p>946234</text:p>
          </table:table-cell>
          <table:table-cell table:formula="of:=[.B34]/[.B33]" office:value-type="float" office:value="1.48024841999875" calcext:value-type="float">
            <text:p>1.48024841999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6787684104654" calcext:value-type="float">
            <text:p>1.56787684104654</text:p>
          </table:table-cell>
          <table:table-cell office:value-type="float" office:value="1" calcext:value-type="float">
            <text:p>1</text:p>
          </table:table-cell>
          <table:table-cell office:value-type="float" office:value="-0.567876841046537" calcext:value-type="float">
            <text:p>-0.56787684104653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810" calcext:value-type="float">
            <text:p>1455810</text:p>
          </table:table-cell>
          <table:table-cell table:formula="of:=[.B35]/[.B34]" office:value-type="float" office:value="1.53853063829877" calcext:value-type="float">
            <text:p>1.538530638298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6612528119204" calcext:value-type="float">
            <text:p>1.56612528119204</text:p>
          </table:table-cell>
          <table:table-cell office:value-type="float" office:value="2" calcext:value-type="float">
            <text:p>2</text:p>
          </table:table-cell>
          <table:table-cell office:value-type="float" office:value="0.433874718807964" calcext:value-type="float">
            <text:p>0.43387471880796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20718" calcext:value-type="float">
            <text:p>2220718</text:p>
          </table:table-cell>
          <table:table-cell table:formula="of:=[.B36]/[.B35]" office:value-type="float" office:value="1.5254174651912" calcext:value-type="float">
            <text:p>1.52541746519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6437372133753" calcext:value-type="float">
            <text:p>1.56437372133753</text:p>
          </table:table-cell>
          <table:table-cell office:value-type="float" office:value="2" calcext:value-type="float">
            <text:p>2</text:p>
          </table:table-cell>
          <table:table-cell office:value-type="float" office:value="0.435626278662465" calcext:value-type="float">
            <text:p>0.43562627866246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23798" calcext:value-type="float">
            <text:p>3323798</text:p>
          </table:table-cell>
          <table:table-cell table:formula="of:=[.B37]/[.B36]" office:value-type="float" office:value="1.49672223127835" calcext:value-type="float">
            <text:p>1.496722231278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6262216148303" calcext:value-type="float">
            <text:p>1.56262216148303</text:p>
          </table:table-cell>
          <table:table-cell office:value-type="float" office:value="2" calcext:value-type="float">
            <text:p>2</text:p>
          </table:table-cell>
          <table:table-cell office:value-type="float" office:value="0.437377838516967" calcext:value-type="float">
            <text:p>0.43737783851696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35710" calcext:value-type="float">
            <text:p>5135710</text:p>
          </table:table-cell>
          <table:table-cell table:formula="of:=[.B38]/[.B37]" office:value-type="float" office:value="1.5451330074812" calcext:value-type="float">
            <text:p>1.54513300748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6087060162853" calcext:value-type="float">
            <text:p>1.56087060162853</text:p>
          </table:table-cell>
          <table:table-cell office:value-type="float" office:value="1" calcext:value-type="float">
            <text:p>1</text:p>
          </table:table-cell>
          <table:table-cell office:value-type="float" office:value="-0.560870601628532" calcext:value-type="float">
            <text:p>-0.56087060162853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99976" calcext:value-type="float">
            <text:p>7699976</text:p>
          </table:table-cell>
          <table:table-cell table:formula="of:=[.B39]/[.B38]" office:value-type="float" office:value="1.49930116770612" calcext:value-type="float">
            <text:p>1.499301167706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5911904177403" calcext:value-type="float">
            <text:p>1.55911904177403</text:p>
          </table:table-cell>
          <table:table-cell office:value-type="float" office:value="1.375" calcext:value-type="float">
            <text:p>1.375</text:p>
          </table:table-cell>
          <table:table-cell office:value-type="float" office:value="-0.184119041774031" calcext:value-type="float">
            <text:p>-0.1841190417740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732758" calcext:value-type="float">
            <text:p>11732758</text:p>
          </table:table-cell>
          <table:table-cell table:formula="of:=[.B40]/[.B39]" office:value-type="float" office:value="1.5237395545129" calcext:value-type="float">
            <text:p>1.52373955451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5736748191953" calcext:value-type="float">
            <text:p>1.55736748191953</text:p>
          </table:table-cell>
          <table:table-cell office:value-type="float" office:value="2" calcext:value-type="float">
            <text:p>2</text:p>
          </table:table-cell>
          <table:table-cell office:value-type="float" office:value="0.442632518080471" calcext:value-type="float">
            <text:p>0.44263251808047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956958" calcext:value-type="float">
            <text:p>17956958</text:p>
          </table:table-cell>
          <table:table-cell table:formula="of:=[.B41]/[.B40]" office:value-type="float" office:value="1.5304976033768" calcext:value-type="float">
            <text:p>1.53049760337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55561592206503" calcext:value-type="float">
            <text:p>1.55561592206503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-0.101070467519573" calcext:value-type="float">
            <text:p>-0.1010704675195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.55386436221053" calcext:value-type="float">
            <text:p>1.55386436221053</text:p>
          </table:table-cell>
          <table:table-cell office:value-type="float" office:value="1.6875" calcext:value-type="float">
            <text:p>1.6875</text:p>
          </table:table-cell>
          <table:table-cell office:value-type="float" office:value="0.133635637789474" calcext:value-type="float">
            <text:p>0.1336356377894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.55211280235603" calcext:value-type="float">
            <text:p>1.55211280235603</text:p>
          </table:table-cell>
          <table:table-cell office:value-type="float" office:value="1.25925925925926" calcext:value-type="float">
            <text:p>1.25925925925926</text:p>
          </table:table-cell>
          <table:table-cell office:value-type="float" office:value="-0.292853543096766" calcext:value-type="float">
            <text:p>-0.2928535430967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.55036124250152" calcext:value-type="float">
            <text:p>1.55036124250152</text:p>
          </table:table-cell>
          <table:table-cell office:value-type="float" office:value="1.51470588235294" calcext:value-type="float">
            <text:p>1.51470588235294</text:p>
          </table:table-cell>
          <table:table-cell office:value-type="float" office:value="-0.0356553601485825" calcext:value-type="float">
            <text:p>-0.03565536014858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54860968264702" calcext:value-type="float">
            <text:p>1.54860968264702</text:p>
          </table:table-cell>
          <table:table-cell office:value-type="float" office:value="1.77669902912621" calcext:value-type="float">
            <text:p>1.77669902912621</text:p>
          </table:table-cell>
          <table:table-cell office:value-type="float" office:value="0.228089346479191" calcext:value-type="float">
            <text:p>0.2280893464791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.54685812279252" calcext:value-type="float">
            <text:p>1.54685812279252</text:p>
          </table:table-cell>
          <table:table-cell office:value-type="float" office:value="1.36612021857924" calcext:value-type="float">
            <text:p>1.36612021857924</text:p>
          </table:table-cell>
          <table:table-cell office:value-type="float" office:value="-0.180737904213286" calcext:value-type="float">
            <text:p>-0.1807379042132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.54510656293802" calcext:value-type="float">
            <text:p>1.54510656293802</text:p>
          </table:table-cell>
          <table:table-cell office:value-type="float" office:value="1.604" calcext:value-type="float">
            <text:p>1.604</text:p>
          </table:table-cell>
          <table:table-cell office:value-type="float" office:value="0.0588934370619805" calcext:value-type="float">
            <text:p>0.05889343706198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.54335500308352" calcext:value-type="float">
            <text:p>1.54335500308352</text:p>
          </table:table-cell>
          <table:table-cell office:value-type="float" office:value="1.49625935162095" calcext:value-type="float">
            <text:p>1.49625935162095</text:p>
          </table:table-cell>
          <table:table-cell office:value-type="float" office:value="-0.0470956514625704" calcext:value-type="float">
            <text:p>-0.04709565146257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.54160344322902" calcext:value-type="float">
            <text:p>1.54160344322902</text:p>
          </table:table-cell>
          <table:table-cell office:value-type="float" office:value="1.45166666666667" calcext:value-type="float">
            <text:p>1.45166666666667</text:p>
          </table:table-cell>
          <table:table-cell office:value-type="float" office:value="-0.0899367765623502" calcext:value-type="float">
            <text:p>-0.08993677656235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.53985188337452" calcext:value-type="float">
            <text:p>1.53985188337452</text:p>
          </table:table-cell>
          <table:table-cell office:value-type="float" office:value="1.64293915040184" calcext:value-type="float">
            <text:p>1.64293915040184</text:p>
          </table:table-cell>
          <table:table-cell office:value-type="float" office:value="0.103087267027322" calcext:value-type="float">
            <text:p>0.1030872670273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.53810032352001" calcext:value-type="float">
            <text:p>1.53810032352001</text:p>
          </table:table-cell>
          <table:table-cell office:value-type="float" office:value="1.42068483577918" calcext:value-type="float">
            <text:p>1.42068483577918</text:p>
          </table:table-cell>
          <table:table-cell office:value-type="float" office:value="-0.117415487740839" calcext:value-type="float">
            <text:p>-0.1174154877408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.53634876366551" calcext:value-type="float">
            <text:p>1.53634876366551</text:p>
          </table:table-cell>
          <table:table-cell office:value-type="float" office:value="1.57058534185932" calcext:value-type="float">
            <text:p>1.57058534185932</text:p>
          </table:table-cell>
          <table:table-cell office:value-type="float" office:value="0.0342365781938085" calcext:value-type="float">
            <text:p>0.03423657819380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.53459720381101" calcext:value-type="float">
            <text:p>1.53459720381101</text:p>
          </table:table-cell>
          <table:table-cell office:value-type="float" office:value="1.53993109927967" calcext:value-type="float">
            <text:p>1.53993109927967</text:p>
          </table:table-cell>
          <table:table-cell office:value-type="float" office:value="0.00533389546866281" calcext:value-type="float">
            <text:p>0.005333895468662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.53284564395651" calcext:value-type="float">
            <text:p>1.53284564395651</text:p>
          </table:table-cell>
          <table:table-cell office:value-type="float" office:value="1.43420785031523" calcext:value-type="float">
            <text:p>1.43420785031523</text:p>
          </table:table-cell>
          <table:table-cell office:value-type="float" office:value="-0.098637793641277" calcext:value-type="float">
            <text:p>-0.0986377936412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.53109408410201" calcext:value-type="float">
            <text:p>1.53109408410201</text:p>
          </table:table-cell>
          <table:table-cell office:value-type="float" office:value="1.61245036868973" calcext:value-type="float">
            <text:p>1.61245036868973</text:p>
          </table:table-cell>
          <table:table-cell office:value-type="float" office:value="0.0813562845877247" calcext:value-type="float">
            <text:p>0.08135628458772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.52934252424751" calcext:value-type="float">
            <text:p>1.52934252424751</text:p>
          </table:table-cell>
          <table:table-cell office:value-type="float" office:value="1.47876176237798" calcext:value-type="float">
            <text:p>1.47876176237798</text:p>
          </table:table-cell>
          <table:table-cell office:value-type="float" office:value="-0.0505807618695282" calcext:value-type="float">
            <text:p>-0.05058076186952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.52759096439301" calcext:value-type="float">
            <text:p>1.52759096439301</text:p>
          </table:table-cell>
          <table:table-cell office:value-type="float" office:value="1.51465953018139" calcext:value-type="float">
            <text:p>1.51465953018139</text:p>
          </table:table-cell>
          <table:table-cell office:value-type="float" office:value="-0.0129314342116202" calcext:value-type="float">
            <text:p>-0.01293143421162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.5258394045385" calcext:value-type="float">
            <text:p>1.5258394045385</text:p>
          </table:table-cell>
          <table:table-cell office:value-type="float" office:value="1.55671600769563" calcext:value-type="float">
            <text:p>1.55671600769563</text:p>
          </table:table-cell>
          <table:table-cell office:value-type="float" office:value="0.0308766031571255" calcext:value-type="float">
            <text:p>0.03087660315712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.524087844684" calcext:value-type="float">
            <text:p>1.524087844684</text:p>
          </table:table-cell>
          <table:table-cell office:value-type="float" office:value="1.46226795803067" calcext:value-type="float">
            <text:p>1.46226795803067</text:p>
          </table:table-cell>
          <table:table-cell office:value-type="float" office:value="-0.0618198866533333" calcext:value-type="float">
            <text:p>-0.06181988665333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.5223362848295" calcext:value-type="float">
            <text:p>1.5223362848295</text:p>
          </table:table-cell>
          <table:table-cell office:value-type="float" office:value="1.56738995446392" calcext:value-type="float">
            <text:p>1.56738995446392</text:p>
          </table:table-cell>
          <table:table-cell office:value-type="float" office:value="0.0450536696344144" calcext:value-type="float">
            <text:p>0.04505366963441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.520584724975" calcext:value-type="float">
            <text:p>1.520584724975</text:p>
          </table:table-cell>
          <table:table-cell office:value-type="float" office:value="1.50436332823453" calcext:value-type="float">
            <text:p>1.50436332823453</text:p>
          </table:table-cell>
          <table:table-cell office:value-type="float" office:value="-0.0162213967404701" calcext:value-type="float">
            <text:p>-0.01622139674047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.5188331651205" calcext:value-type="float">
            <text:p>1.5188331651205</text:p>
          </table:table-cell>
          <table:table-cell office:value-type="float" office:value="1.50074980066275" calcext:value-type="float">
            <text:p>1.50074980066275</text:p>
          </table:table-cell>
          <table:table-cell office:value-type="float" office:value="-0.0180833644577483" calcext:value-type="float">
            <text:p>-0.01808336445774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.517081605266" calcext:value-type="float">
            <text:p>1.517081605266</text:p>
          </table:table-cell>
          <table:table-cell office:value-type="float" office:value="1.55792880574389" calcext:value-type="float">
            <text:p>1.55792880574389</text:p>
          </table:table-cell>
          <table:table-cell office:value-type="float" office:value="0.0408472004778961" calcext:value-type="float">
            <text:p>0.04084720047789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.5153300454115" calcext:value-type="float">
            <text:p>1.5153300454115</text:p>
          </table:table-cell>
          <table:table-cell office:value-type="float" office:value="1.48024841999875" calcext:value-type="float">
            <text:p>1.48024841999875</text:p>
          </table:table-cell>
          <table:table-cell office:value-type="float" office:value="-0.0350816254127477" calcext:value-type="float">
            <text:p>-0.03508162541274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.51357848555699" calcext:value-type="float">
            <text:p>1.51357848555699</text:p>
          </table:table-cell>
          <table:table-cell office:value-type="float" office:value="1.53853063829877" calcext:value-type="float">
            <text:p>1.53853063829877</text:p>
          </table:table-cell>
          <table:table-cell office:value-type="float" office:value="0.0249521527417769" calcext:value-type="float">
            <text:p>0.02495215274177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.51182692570249" calcext:value-type="float">
            <text:p>1.51182692570249</text:p>
          </table:table-cell>
          <table:table-cell office:value-type="float" office:value="1.5254174651912" calcext:value-type="float">
            <text:p>1.5254174651912</text:p>
          </table:table-cell>
          <table:table-cell office:value-type="float" office:value="0.0135905394887059" calcext:value-type="float">
            <text:p>0.01359053948870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.51007536584799" calcext:value-type="float">
            <text:p>1.51007536584799</text:p>
          </table:table-cell>
          <table:table-cell office:value-type="float" office:value="1.49672223127835" calcext:value-type="float">
            <text:p>1.49672223127835</text:p>
          </table:table-cell>
          <table:table-cell office:value-type="float" office:value="-0.0133531345696398" calcext:value-type="float">
            <text:p>-0.01335313456963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.50832380599349" calcext:value-type="float">
            <text:p>1.50832380599349</text:p>
          </table:table-cell>
          <table:table-cell office:value-type="float" office:value="1.5451330074812" calcext:value-type="float">
            <text:p>1.5451330074812</text:p>
          </table:table-cell>
          <table:table-cell office:value-type="float" office:value="0.0368092014877099" calcext:value-type="float">
            <text:p>0.03680920148770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.50657224613899" calcext:value-type="float">
            <text:p>1.50657224613899</text:p>
          </table:table-cell>
          <table:table-cell office:value-type="float" office:value="1.49930116770612" calcext:value-type="float">
            <text:p>1.49930116770612</text:p>
          </table:table-cell>
          <table:table-cell office:value-type="float" office:value="-0.00727107843286889" calcext:value-type="float">
            <text:p>-0.007271078432868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.50482068628449" calcext:value-type="float">
            <text:p>1.50482068628449</text:p>
          </table:table-cell>
          <table:table-cell office:value-type="float" office:value="1.5237395545129" calcext:value-type="float">
            <text:p>1.5237395545129</text:p>
          </table:table-cell>
          <table:table-cell office:value-type="float" office:value="0.0189188682284092" calcext:value-type="float">
            <text:p>0.01891886822840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.50306912642999" calcext:value-type="float">
            <text:p>1.50306912642999</text:p>
          </table:table-cell>
          <table:table-cell office:value-type="float" office:value="1.5304976033768" calcext:value-type="float">
            <text:p>1.5304976033768</text:p>
          </table:table-cell>
          <table:table-cell office:value-type="float" office:value="0.0274284769468152" calcext:value-type="float">
            <text:p>0.0274284769468152</text:p>
          </table:table-cell>
          <table:table-cell table:number-columns-repeated="3"/>
        </table:table-row>
      </table:table>
      <table:table table:name="0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]/[.B1]"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3]/[.B2]" office:value-type="float" office:value="1" calcext:value-type="float">
            <text:p>1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4]/[.B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5]/[.B4]" office:value-type="float" office:value="2" calcext:value-type="float">
            <text:p>2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6]/[.B5]" office:value-type="float" office:value="1" calcext:value-type="float">
            <text:p>1</text:p>
          </table:table-cell>
          <table:table-cell/>
          <table:table-cell table:number-matrix-columns-spanned="2" table:number-matrix-rows-spanned="5" table:formula="of:=LINEST([.$C$2:.$C$41] ; [.$A$2:.$A$41] ; 1 ; 1)" office:value-type="float" office:value="0.00100969945142642" calcext:value-type="float">
            <text:p>0.00100969945142642</text:p>
          </table:table-cell>
          <table:table-cell office:value-type="float" office:value="1.49447594366552" calcext:value-type="float">
            <text:p>1.4944759436655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7]/[.B6]" office:value-type="float" office:value="1.75" calcext:value-type="float">
            <text:p>1.75</text:p>
          </table:table-cell>
          <table:table-cell/>
          <table:table-cell office:value-type="float" office:value="0.00331207096491819" calcext:value-type="float">
            <text:p>0.00331207096491819</text:p>
          </table:table-cell>
          <table:table-cell office:value-type="float" office:value="0.0808240328284076" calcext:value-type="float">
            <text:p>0.080824032828407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8]/[.B7]" office:value-type="float" office:value="2" calcext:value-type="float">
            <text:p>2</text:p>
          </table:table-cell>
          <table:table-cell/>
          <table:table-cell office:value-type="float" office:value="0.00243972302108148" calcext:value-type="float">
            <text:p>0.00243972302108148</text:p>
          </table:table-cell>
          <table:table-cell office:value-type="float" office:value="0.241803864792452" calcext:value-type="float">
            <text:p>0.24180386479245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B9]/[.B8]" office:value-type="float" office:value="1.14285714285714" calcext:value-type="float">
            <text:p>1.14285714285714</text:p>
          </table:table-cell>
          <table:table-cell/>
          <table:table-cell office:value-type="float" office:value="0.0929362134204704" calcext:value-type="float">
            <text:p>0.0929362134204704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0]/[.B9]" office:value-type="float" office:value="1.25" calcext:value-type="float">
            <text:p>1.25</text:p>
          </table:table-cell>
          <table:table-cell/>
          <table:table-cell office:value-type="float" office:value="0.00543389759518359" calcext:value-type="float">
            <text:p>0.00543389759518359</text:p>
          </table:table-cell>
          <table:table-cell office:value-type="float" office:value="2.22182614308552" calcext:value-type="float">
            <text:p>2.2218261430855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B11]/[.B10]" office:value-type="float" office:value="1.95" calcext:value-type="float">
            <text:p>1.9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formula="of:=[.B12]/[.B11]" office:value-type="float" office:value="1.58974358974359" calcext:value-type="float">
            <text:p>1.58974358974359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formula="of:=[.B13]/[.B12]" office:value-type="float" office:value="1.30645161290323" calcext:value-type="float">
            <text:p>1.30645161290323</text:p>
          </table:table-cell>
          <table:table-cell/>
          <table:table-cell office:value-type="string" calcext:value-type="string">
            <text:p>R^2</text:p>
          </table:table-cell>
          <table:table-cell table:formula="of:=[.$E$8]" office:value-type="float" office:value="0.00243972302108148" calcext:value-type="float">
            <text:p>0.0024397230210814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formula="of:=[.B14]/[.B13]" office:value-type="float" office:value="1.35802469135802" calcext:value-type="float">
            <text:p>1.35802469135802</text:p>
          </table:table-cell>
          <table:table-cell/>
          <table:table-cell office:value-type="string" calcext:value-type="string">
            <text:p>Standard Error</text:p>
          </table:table-cell>
          <table:table-cell table:formula="of:=[.$F$8]" office:value-type="float" office:value="0.241803864792452" calcext:value-type="float">
            <text:p>0.2418038647924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formula="of:=[.B15]/[.B14]" office:value-type="float" office:value="1.81818181818182" calcext:value-type="float">
            <text:p>1.81818181818182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table:formula="of:=[.B16]/[.B15]" office:value-type="float" office:value="1.64" calcext:value-type="float">
            <text:p>1.64</text:p>
          </table:table-cell>
          <table:table-cell/>
          <table:table-cell office:value-type="string" calcext:value-type="string">
            <text:p>Observations</text:p>
          </table:table-cell>
          <table:table-cell table:formula="of:=40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8" calcext:value-type="float">
            <text:p>418</text:p>
          </table:table-cell>
          <table:table-cell table:formula="of:=[.B17]/[.B16]" office:value-type="float" office:value="1.27439024390244" calcext:value-type="float">
            <text:p>1.27439024390244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E$8])*([.$F$16] - 1)/([.$F$16] - [.$F$15] - 1)" office:value-type="float" office:value="-0.0238118632152058" calcext:value-type="float">
            <text:p>-0.023811863215205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7" calcext:value-type="float">
            <text:p>667</text:p>
          </table:table-cell>
          <table:table-cell table:formula="of:=[.B18]/[.B17]" office:value-type="float" office:value="1.59569377990431" calcext:value-type="float">
            <text:p>1.5956937799043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9" calcext:value-type="float">
            <text:p>1059</text:p>
          </table:table-cell>
          <table:table-cell table:formula="of:=[.B19]/[.B18]" office:value-type="float" office:value="1.58770614692654" calcext:value-type="float">
            <text:p>1.58770614692654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6" calcext:value-type="float">
            <text:p>1546</text:p>
          </table:table-cell>
          <table:table-cell table:formula="of:=[.B20]/[.B19]" office:value-type="float" office:value="1.45986779981114" calcext:value-type="float">
            <text:p>1.45986779981114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77" calcext:value-type="float">
            <text:p>2377</text:p>
          </table:table-cell>
          <table:table-cell table:formula="of:=[.B21]/[.B20]" office:value-type="float" office:value="1.53751617076326" calcext:value-type="float">
            <text:p>1.53751617076326</text:p>
          </table:table-cell>
          <table:table-cell/>
          <table:table-cell office:value-type="string" calcext:value-type="string">
            <text:p>Regression</text:p>
          </table:table-cell>
          <table:table-cell table:formula="of:=[.$F$15]" office:value-type="float" office:value="1" calcext:value-type="float">
            <text:p>1</text:p>
          </table:table-cell>
          <table:table-cell table:formula="of:=[.$E$10]" office:value-type="float" office:value="0.00543389759518359" calcext:value-type="float">
            <text:p>0.00543389759518359</text:p>
          </table:table-cell>
          <table:table-cell table:formula="of:=[.$E$10] / [.$F$21]" office:value-type="float" office:value="0.00543389759518359" calcext:value-type="float">
            <text:p>0.00543389759518359</text:p>
          </table:table-cell>
          <table:table-cell table:formula="of:=[.$E$9]" office:value-type="float" office:value="0.0929362134204704" calcext:value-type="float">
            <text:p>0.0929362134204704</text:p>
          </table:table-cell>
          <table:table-cell table:formula="of:=LEGACY.FDIST([.$E$9] ; [.$F$21] ; [.$F$9])" office:value-type="float" office:value="0.762140533411278" calcext:value-type="float">
            <text:p>0.76214053341127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72" calcext:value-type="float">
            <text:p>3572</text:p>
          </table:table-cell>
          <table:table-cell table:formula="of:=[.B22]/[.B21]" office:value-type="float" office:value="1.5027345393353" calcext:value-type="float">
            <text:p>1.5027345393353</text:p>
          </table:table-cell>
          <table:table-cell/>
          <table:table-cell office:value-type="string" calcext:value-type="string">
            <text:p>Residual</text:p>
          </table:table-cell>
          <table:table-cell table:formula="of:=[.$F$9]" office:value-type="float" office:value="38" calcext:value-type="float">
            <text:p>38</text:p>
          </table:table-cell>
          <table:table-cell table:formula="of:=[.$F$10]" office:value-type="float" office:value="2.22182614308552" calcext:value-type="float">
            <text:p>2.22182614308552</text:p>
          </table:table-cell>
          <table:table-cell table:formula="of:=[.$F$10] / [.$F$9]" office:value-type="float" office:value="0.0584691090285663" calcext:value-type="float">
            <text:p>0.058469109028566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02" calcext:value-type="float">
            <text:p>5602</text:p>
          </table:table-cell>
          <table:table-cell table:formula="of:=[.B23]/[.B22]" office:value-type="float" office:value="1.56830907054871" calcext:value-type="float">
            <text:p>1.56830907054871</text:p>
          </table:table-cell>
          <table:table-cell/>
          <table:table-cell office:value-type="string" calcext:value-type="string">
            <text:p>Total</text:p>
          </table:table-cell>
          <table:table-cell table:formula="of:=[.$F$21] + [.$F$9]" office:value-type="float" office:value="39" calcext:value-type="float">
            <text:p>39</text:p>
          </table:table-cell>
          <table:table-cell table:formula="of:=[.$E$10] + [.$F$10]" office:value-type="float" office:value="2.2272600406807" calcext:value-type="float">
            <text:p>2.227260040680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68" calcext:value-type="float">
            <text:p>8268</text:p>
          </table:table-cell>
          <table:table-cell table:formula="of:=[.B24]/[.B23]" office:value-type="float" office:value="1.47590146376294" calcext:value-type="float">
            <text:p>1.4759014637629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343" calcext:value-type="float">
            <text:p>12343</text:p>
          </table:table-cell>
          <table:table-cell table:formula="of:=[.B25]/[.B24]" office:value-type="float" office:value="1.49286405418481" calcext:value-type="float">
            <text:p>1.49286405418481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778" calcext:value-type="float">
            <text:p>19778</text:p>
          </table:table-cell>
          <table:table-cell table:formula="of:=[.B26]/[.B25]" office:value-type="float" office:value="1.6023657133598" calcext:value-type="float">
            <text:p>1.6023657133598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165" calcext:value-type="float">
            <text:p>29165</text:p>
          </table:table-cell>
          <table:table-cell table:formula="of:=[.B27]/[.B26]" office:value-type="float" office:value="1.47461826271615" calcext:value-type="float">
            <text:p>1.47461826271615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F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F$2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726" calcext:value-type="float">
            <text:p>43726</text:p>
          </table:table-cell>
          <table:table-cell table:formula="of:=[.B28]/[.B27]" office:value-type="float" office:value="1.499262815018" calcext:value-type="float">
            <text:p>1.499262815018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E$6:.$F$6]; 1 ; ROW([.$F$29])+1 - ROW())" office:value-type="float" office:value="1.49447594366552" calcext:value-type="float">
            <text:p>1.49447594366552</text:p>
          </table:table-cell>
          <table:table-cell table:number-matrix-columns-spanned="1" table:number-matrix-rows-spanned="2" table:formula="of:=INDEX([.$E$7:.$F$7]; 1 ; ROW([.$G$29])+1 - ROW())" office:value-type="float" office:value="0.0808240328284076" calcext:value-type="float">
            <text:p>0.0808240328284076</text:p>
          </table:table-cell>
          <table:table-cell table:number-matrix-columns-spanned="1" table:number-matrix-rows-spanned="2" table:formula="of:=[.$F$28:.$F$29] / [.$G$28:.$G$29]" office:value-type="float" office:value="18.4904896646069" calcext:value-type="float">
            <text:p>18.4904896646069</text:p>
          </table:table-cell>
          <table:table-cell table:number-matrix-columns-spanned="1" table:number-matrix-rows-spanned="2" table:formula="of:=LEGACY.TDIST(ABS([.$H$28:.$H$29]) ; [.$F$9] ; 2 )" office:value-type="float" office:value="1.35858982561084E-020" calcext:value-type="float">
            <text:p>1.35858982561084E-20</text:p>
          </table:table-cell>
          <table:table-cell table:number-matrix-columns-spanned="1" table:number-matrix-rows-spanned="2" table:formula="of:=[.$F$28:.$F$29] - [.$G$28:.$G$29] * TINV(1 - [.$F$25] ; [.$F$9])" office:value-type="float" office:value="1.33085624330386" calcext:value-type="float">
            <text:p>1.33085624330386</text:p>
          </table:table-cell>
          <table:table-cell table:number-matrix-columns-spanned="1" table:number-matrix-rows-spanned="2" table:formula="of:=[.$F$28:.$F$29] + [.$G$28:.$G$29] * TINV(1 - [.$F$25] ; [.$F$9])" office:value-type="float" office:value="1.65809564402718" calcext:value-type="float">
            <text:p>1.658095644027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724" calcext:value-type="float">
            <text:p>67724</text:p>
          </table:table-cell>
          <table:table-cell table:formula="of:=[.B29]/[.B28]" office:value-type="float" office:value="1.54882678497919" calcext:value-type="float">
            <text:p>1.54882678497919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100969945142642" calcext:value-type="float">
            <text:p>0.00100969945142642</text:p>
          </table:table-cell>
          <table:table-cell office:value-type="float" office:value="0.00331207096491819" calcext:value-type="float">
            <text:p>0.00331207096491819</text:p>
          </table:table-cell>
          <table:table-cell office:value-type="float" office:value="0.304854413483667" calcext:value-type="float">
            <text:p>0.304854413483667</text:p>
          </table:table-cell>
          <table:table-cell office:value-type="float" office:value="0.762140533411278" calcext:value-type="float">
            <text:p>0.762140533411278</text:p>
          </table:table-cell>
          <table:table-cell office:value-type="float" office:value="-0.00569523768041625" calcext:value-type="float">
            <text:p>-0.00569523768041625</text:p>
          </table:table-cell>
          <table:table-cell office:value-type="float" office:value="0.00771463658326908" calcext:value-type="float">
            <text:p>0.007714636583269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131" calcext:value-type="float">
            <text:p>102131</text:p>
          </table:table-cell>
          <table:table-cell table:formula="of:=[.B30]/[.B29]" office:value-type="float" office:value="1.50804736873191" calcext:value-type="float">
            <text:p>1.5080473687319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451" calcext:value-type="float">
            <text:p>156451</text:p>
          </table:table-cell>
          <table:table-cell table:formula="of:=[.B31]/[.B30]" office:value-type="float" office:value="1.53186593688498" calcext:value-type="float">
            <text:p>1.53186593688498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511" calcext:value-type="float">
            <text:p>234511</text:p>
          </table:table-cell>
          <table:table-cell table:formula="of:=[.B32]/[.B31]" office:value-type="float" office:value="1.49894216080434" calcext:value-type="float">
            <text:p>1.49894216080434</text:p>
          </table:table-cell>
          <table:table-cell/>
          <table:table-cell table:number-matrix-columns-spanned="1" table:number-matrix-rows-spanned="40" table:formula="of:=[.$A$2:.$A$41]" office:value-type="float" office:value="2" calcext:value-type="float">
            <text:p>2</text:p>
          </table:table-cell>
          <table:table-cell table:number-matrix-columns-spanned="1" table:number-matrix-rows-spanned="40" table:formula="of:=MMULT([.$E$32:.$E$71] ; [.$F$29]) + [.$F$28]" office:value-type="float" office:value="1.49649534256837" calcext:value-type="float">
            <text:p>1.49649534256837</text:p>
          </table:table-cell>
          <table:table-cell table:number-matrix-columns-spanned="1" table:number-matrix-rows-spanned="40" table:formula="of:=[.$C$2:.$C$41]" office:value-type="float" office:value="1" calcext:value-type="float">
            <text:p>1</text:p>
          </table:table-cell>
          <table:table-cell table:number-matrix-columns-spanned="1" table:number-matrix-rows-spanned="40" table:formula="of:=[.$G$32:.$G$71] - [.$F$32:.$F$71]" office:value-type="float" office:value="-0.496495342568371" calcext:value-type="float">
            <text:p>-0.49649534256837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7632" calcext:value-type="float">
            <text:p>357632</text:p>
          </table:table-cell>
          <table:table-cell table:formula="of:=[.B33]/[.B32]" office:value-type="float" office:value="1.52501161992401" calcext:value-type="float">
            <text:p>1.525011619924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975050420198" calcext:value-type="float">
            <text:p>1.4975050420198</text:p>
          </table:table-cell>
          <table:table-cell office:value-type="float" office:value="1" calcext:value-type="float">
            <text:p>1</text:p>
          </table:table-cell>
          <table:table-cell office:value-type="float" office:value="-0.497505042019798" calcext:value-type="float">
            <text:p>-0.49750504201979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9949" calcext:value-type="float">
            <text:p>549949</text:p>
          </table:table-cell>
          <table:table-cell table:formula="of:=[.B34]/[.B33]" office:value-type="float" office:value="1.53775109609878" calcext:value-type="float">
            <text:p>1.537751096098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49851474147122" calcext:value-type="float">
            <text:p>1.49851474147122</text:p>
          </table:table-cell>
          <table:table-cell office:value-type="float" office:value="2" calcext:value-type="float">
            <text:p>2</text:p>
          </table:table-cell>
          <table:table-cell office:value-type="float" office:value="0.501485258528776" calcext:value-type="float">
            <text:p>0.50148525852877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9967" calcext:value-type="float">
            <text:p>819967</text:p>
          </table:table-cell>
          <table:table-cell table:formula="of:=[.B35]/[.B34]" office:value-type="float" office:value="1.49098734609937" calcext:value-type="float">
            <text:p>1.490987346099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9952444092265" calcext:value-type="float">
            <text:p>1.49952444092265</text:p>
          </table:table-cell>
          <table:table-cell office:value-type="float" office:value="2" calcext:value-type="float">
            <text:p>2</text:p>
          </table:table-cell>
          <table:table-cell office:value-type="float" office:value="0.500475559077349" calcext:value-type="float">
            <text:p>0.50047555907734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8125" calcext:value-type="float">
            <text:p>1258125</text:p>
          </table:table-cell>
          <table:table-cell table:formula="of:=[.B36]/[.B35]" office:value-type="float" office:value="1.53436052914325" calcext:value-type="float">
            <text:p>1.534360529143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0053414037408" calcext:value-type="float">
            <text:p>1.50053414037408</text:p>
          </table:table-cell>
          <table:table-cell office:value-type="float" office:value="1" calcext:value-type="float">
            <text:p>1</text:p>
          </table:table-cell>
          <table:table-cell office:value-type="float" office:value="-0.500534140374077" calcext:value-type="float">
            <text:p>-0.5005341403740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16299" calcext:value-type="float">
            <text:p>1916299</text:p>
          </table:table-cell>
          <table:table-cell table:formula="of:=[.B37]/[.B36]" office:value-type="float" office:value="1.52313879781421" calcext:value-type="float">
            <text:p>1.523138797814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5015438398255" calcext:value-type="float">
            <text:p>1.5015438398255</text:p>
          </table:table-cell>
          <table:table-cell office:value-type="float" office:value="1.75" calcext:value-type="float">
            <text:p>1.75</text:p>
          </table:table-cell>
          <table:table-cell office:value-type="float" office:value="0.248456160174497" calcext:value-type="float">
            <text:p>0.24845616017449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86408" calcext:value-type="float">
            <text:p>2886408</text:p>
          </table:table-cell>
          <table:table-cell table:formula="of:=[.B38]/[.B37]" office:value-type="float" office:value="1.50624093630483" calcext:value-type="float">
            <text:p>1.506240936304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0255353927693" calcext:value-type="float">
            <text:p>1.50255353927693</text:p>
          </table:table-cell>
          <table:table-cell office:value-type="float" office:value="2" calcext:value-type="float">
            <text:p>2</text:p>
          </table:table-cell>
          <table:table-cell office:value-type="float" office:value="0.49744646072307" calcext:value-type="float">
            <text:p>0.4974464607230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14216" calcext:value-type="float">
            <text:p>4414216</text:p>
          </table:table-cell>
          <table:table-cell table:formula="of:=[.B39]/[.B38]" office:value-type="float" office:value="1.52931117153223" calcext:value-type="float">
            <text:p>1.529311171532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0356323872836" calcext:value-type="float">
            <text:p>1.50356323872836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-0.360706095871214" calcext:value-type="float">
            <text:p>-0.36070609587121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69768" calcext:value-type="float">
            <text:p>6669768</text:p>
          </table:table-cell>
          <table:table-cell table:formula="of:=[.B40]/[.B39]" office:value-type="float" office:value="1.51097454225167" calcext:value-type="float">
            <text:p>1.510974542251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50457293817978" calcext:value-type="float">
            <text:p>1.50457293817978</text:p>
          </table:table-cell>
          <table:table-cell office:value-type="float" office:value="1.25" calcext:value-type="float">
            <text:p>1.25</text:p>
          </table:table-cell>
          <table:table-cell office:value-type="float" office:value="-0.254572938179783" calcext:value-type="float">
            <text:p>-0.25457293817978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74278" calcext:value-type="float">
            <text:p>10174278</text:p>
          </table:table-cell>
          <table:table-cell table:formula="of:=[.B41]/[.B40]" office:value-type="float" office:value="1.5254320690015" calcext:value-type="float">
            <text:p>1.52543206900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50558263763121" calcext:value-type="float">
            <text:p>1.50558263763121</text:p>
          </table:table-cell>
          <table:table-cell office:value-type="float" office:value="1.95" calcext:value-type="float">
            <text:p>1.95</text:p>
          </table:table-cell>
          <table:table-cell office:value-type="float" office:value="0.444417362368791" calcext:value-type="float">
            <text:p>0.4444173623687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.50659233708264" calcext:value-type="float">
            <text:p>1.50659233708264</text:p>
          </table:table-cell>
          <table:table-cell office:value-type="float" office:value="1.58974358974359" calcext:value-type="float">
            <text:p>1.58974358974359</text:p>
          </table:table-cell>
          <table:table-cell office:value-type="float" office:value="0.0831512526609541" calcext:value-type="float">
            <text:p>0.08315125266095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.50760203653406" calcext:value-type="float">
            <text:p>1.50760203653406</text:p>
          </table:table-cell>
          <table:table-cell office:value-type="float" office:value="1.30645161290323" calcext:value-type="float">
            <text:p>1.30645161290323</text:p>
          </table:table-cell>
          <table:table-cell office:value-type="float" office:value="-0.201150423630836" calcext:value-type="float">
            <text:p>-0.2011504236308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.50861173598549" calcext:value-type="float">
            <text:p>1.50861173598549</text:p>
          </table:table-cell>
          <table:table-cell office:value-type="float" office:value="1.35802469135802" calcext:value-type="float">
            <text:p>1.35802469135802</text:p>
          </table:table-cell>
          <table:table-cell office:value-type="float" office:value="-0.150587044627464" calcext:value-type="float">
            <text:p>-0.1505870446274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.50962143543691" calcext:value-type="float">
            <text:p>1.50962143543691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0.308560382744903" calcext:value-type="float">
            <text:p>0.3085603827449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.51063113488834" calcext:value-type="float">
            <text:p>1.51063113488834</text:p>
          </table:table-cell>
          <table:table-cell office:value-type="float" office:value="1.64" calcext:value-type="float">
            <text:p>1.64</text:p>
          </table:table-cell>
          <table:table-cell office:value-type="float" office:value="0.129368865111659" calcext:value-type="float">
            <text:p>0.1293688651116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.51164083433977" calcext:value-type="float">
            <text:p>1.51164083433977</text:p>
          </table:table-cell>
          <table:table-cell office:value-type="float" office:value="1.27439024390244" calcext:value-type="float">
            <text:p>1.27439024390244</text:p>
          </table:table-cell>
          <table:table-cell office:value-type="float" office:value="-0.237250590437329" calcext:value-type="float">
            <text:p>-0.2372505904373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.51265053379119" calcext:value-type="float">
            <text:p>1.51265053379119</text:p>
          </table:table-cell>
          <table:table-cell office:value-type="float" office:value="1.59569377990431" calcext:value-type="float">
            <text:p>1.59569377990431</text:p>
          </table:table-cell>
          <table:table-cell office:value-type="float" office:value="0.0830432461131121" calcext:value-type="float">
            <text:p>0.08304324611311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.51366023324262" calcext:value-type="float">
            <text:p>1.51366023324262</text:p>
          </table:table-cell>
          <table:table-cell office:value-type="float" office:value="1.58770614692654" calcext:value-type="float">
            <text:p>1.58770614692654</text:p>
          </table:table-cell>
          <table:table-cell office:value-type="float" office:value="0.0740459136839162" calcext:value-type="float">
            <text:p>0.07404591368391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.51466993269405" calcext:value-type="float">
            <text:p>1.51466993269405</text:p>
          </table:table-cell>
          <table:table-cell office:value-type="float" office:value="1.45986779981114" calcext:value-type="float">
            <text:p>1.45986779981114</text:p>
          </table:table-cell>
          <table:table-cell office:value-type="float" office:value="-0.0548021328829043" calcext:value-type="float">
            <text:p>-0.05480213288290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.51567963214547" calcext:value-type="float">
            <text:p>1.51567963214547</text:p>
          </table:table-cell>
          <table:table-cell office:value-type="float" office:value="1.53751617076326" calcext:value-type="float">
            <text:p>1.53751617076326</text:p>
          </table:table-cell>
          <table:table-cell office:value-type="float" office:value="0.0218365386177868" calcext:value-type="float">
            <text:p>0.02183653861778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.5166893315969" calcext:value-type="float">
            <text:p>1.5166893315969</text:p>
          </table:table-cell>
          <table:table-cell office:value-type="float" office:value="1.5027345393353" calcext:value-type="float">
            <text:p>1.5027345393353</text:p>
          </table:table-cell>
          <table:table-cell office:value-type="float" office:value="-0.013954792261603" calcext:value-type="float">
            <text:p>-0.0139547922616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.51769903104833" calcext:value-type="float">
            <text:p>1.51769903104833</text:p>
          </table:table-cell>
          <table:table-cell office:value-type="float" office:value="1.56830907054871" calcext:value-type="float">
            <text:p>1.56830907054871</text:p>
          </table:table-cell>
          <table:table-cell office:value-type="float" office:value="0.0506100395003859" calcext:value-type="float">
            <text:p>0.05061003950038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.51870873049975" calcext:value-type="float">
            <text:p>1.51870873049975</text:p>
          </table:table-cell>
          <table:table-cell office:value-type="float" office:value="1.47590146376294" calcext:value-type="float">
            <text:p>1.47590146376294</text:p>
          </table:table-cell>
          <table:table-cell office:value-type="float" office:value="-0.0428072667368109" calcext:value-type="float">
            <text:p>-0.04280726673681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.51971842995118" calcext:value-type="float">
            <text:p>1.51971842995118</text:p>
          </table:table-cell>
          <table:table-cell office:value-type="float" office:value="1.49286405418481" calcext:value-type="float">
            <text:p>1.49286405418481</text:p>
          </table:table-cell>
          <table:table-cell office:value-type="float" office:value="-0.0268543757663702" calcext:value-type="float">
            <text:p>-0.02685437576637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.52072812940261" calcext:value-type="float">
            <text:p>1.52072812940261</text:p>
          </table:table-cell>
          <table:table-cell office:value-type="float" office:value="1.6023657133598" calcext:value-type="float">
            <text:p>1.6023657133598</text:p>
          </table:table-cell>
          <table:table-cell office:value-type="float" office:value="0.0816375839571937" calcext:value-type="float">
            <text:p>0.08163758395719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.52173782885403" calcext:value-type="float">
            <text:p>1.52173782885403</text:p>
          </table:table-cell>
          <table:table-cell office:value-type="float" office:value="1.47461826271615" calcext:value-type="float">
            <text:p>1.47461826271615</text:p>
          </table:table-cell>
          <table:table-cell office:value-type="float" office:value="-0.0471195661378825" calcext:value-type="float">
            <text:p>-0.04711956613788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.52274752830546" calcext:value-type="float">
            <text:p>1.52274752830546</text:p>
          </table:table-cell>
          <table:table-cell office:value-type="float" office:value="1.499262815018" calcext:value-type="float">
            <text:p>1.499262815018</text:p>
          </table:table-cell>
          <table:table-cell office:value-type="float" office:value="-0.0234847132874574" calcext:value-type="float">
            <text:p>-0.02348471328745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.52375722775688" calcext:value-type="float">
            <text:p>1.52375722775688</text:p>
          </table:table-cell>
          <table:table-cell office:value-type="float" office:value="1.54882678497919" calcext:value-type="float">
            <text:p>1.54882678497919</text:p>
          </table:table-cell>
          <table:table-cell office:value-type="float" office:value="0.0250695572223039" calcext:value-type="float">
            <text:p>0.02506955722230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.52476692720831" calcext:value-type="float">
            <text:p>1.52476692720831</text:p>
          </table:table-cell>
          <table:table-cell office:value-type="float" office:value="1.50804736873191" calcext:value-type="float">
            <text:p>1.50804736873191</text:p>
          </table:table-cell>
          <table:table-cell office:value-type="float" office:value="-0.0167195584763993" calcext:value-type="float">
            <text:p>-0.01671955847639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.52577662665974" calcext:value-type="float">
            <text:p>1.52577662665974</text:p>
          </table:table-cell>
          <table:table-cell office:value-type="float" office:value="1.53186593688498" calcext:value-type="float">
            <text:p>1.53186593688498</text:p>
          </table:table-cell>
          <table:table-cell office:value-type="float" office:value="0.00608931022524351" calcext:value-type="float">
            <text:p>0.006089310225243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.52678632611116" calcext:value-type="float">
            <text:p>1.52678632611116</text:p>
          </table:table-cell>
          <table:table-cell office:value-type="float" office:value="1.49894216080434" calcext:value-type="float">
            <text:p>1.49894216080434</text:p>
          </table:table-cell>
          <table:table-cell office:value-type="float" office:value="-0.0278441653068224" calcext:value-type="float">
            <text:p>-0.02784416530682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.52779602556259" calcext:value-type="float">
            <text:p>1.52779602556259</text:p>
          </table:table-cell>
          <table:table-cell office:value-type="float" office:value="1.52501161992401" calcext:value-type="float">
            <text:p>1.52501161992401</text:p>
          </table:table-cell>
          <table:table-cell office:value-type="float" office:value="-0.0027844056385784" calcext:value-type="float">
            <text:p>-0.00278440563857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.52880572501402" calcext:value-type="float">
            <text:p>1.52880572501402</text:p>
          </table:table-cell>
          <table:table-cell office:value-type="float" office:value="1.53775109609878" calcext:value-type="float">
            <text:p>1.53775109609878</text:p>
          </table:table-cell>
          <table:table-cell office:value-type="float" office:value="0.00894537108476623" calcext:value-type="float">
            <text:p>0.008945371084766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.52981542446544" calcext:value-type="float">
            <text:p>1.52981542446544</text:p>
          </table:table-cell>
          <table:table-cell office:value-type="float" office:value="1.49098734609937" calcext:value-type="float">
            <text:p>1.49098734609937</text:p>
          </table:table-cell>
          <table:table-cell office:value-type="float" office:value="-0.0388280783660775" calcext:value-type="float">
            <text:p>-0.03882807836607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.53082512391687" calcext:value-type="float">
            <text:p>1.53082512391687</text:p>
          </table:table-cell>
          <table:table-cell office:value-type="float" office:value="1.53436052914325" calcext:value-type="float">
            <text:p>1.53436052914325</text:p>
          </table:table-cell>
          <table:table-cell office:value-type="float" office:value="0.00353540522637652" calcext:value-type="float">
            <text:p>0.003535405226376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.5318348233683" calcext:value-type="float">
            <text:p>1.5318348233683</text:p>
          </table:table-cell>
          <table:table-cell office:value-type="float" office:value="1.52313879781421" calcext:value-type="float">
            <text:p>1.52313879781421</text:p>
          </table:table-cell>
          <table:table-cell office:value-type="float" office:value="-0.00869602555408822" calcext:value-type="float">
            <text:p>-0.008696025554088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.53284452281972" calcext:value-type="float">
            <text:p>1.53284452281972</text:p>
          </table:table-cell>
          <table:table-cell office:value-type="float" office:value="1.50624093630483" calcext:value-type="float">
            <text:p>1.50624093630483</text:p>
          </table:table-cell>
          <table:table-cell office:value-type="float" office:value="-0.0266035865148975" calcext:value-type="float">
            <text:p>-0.02660358651489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.53385422227115" calcext:value-type="float">
            <text:p>1.53385422227115</text:p>
          </table:table-cell>
          <table:table-cell office:value-type="float" office:value="1.52931117153223" calcext:value-type="float">
            <text:p>1.52931117153223</text:p>
          </table:table-cell>
          <table:table-cell office:value-type="float" office:value="-0.00454305073891925" calcext:value-type="float">
            <text:p>-0.004543050738919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.53486392172258" calcext:value-type="float">
            <text:p>1.53486392172258</text:p>
          </table:table-cell>
          <table:table-cell office:value-type="float" office:value="1.51097454225167" calcext:value-type="float">
            <text:p>1.51097454225167</text:p>
          </table:table-cell>
          <table:table-cell office:value-type="float" office:value="-0.0238893794709047" calcext:value-type="float">
            <text:p>-0.02388937947090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.535873621174" calcext:value-type="float">
            <text:p>1.535873621174</text:p>
          </table:table-cell>
          <table:table-cell office:value-type="float" office:value="1.5254320690015" calcext:value-type="float">
            <text:p>1.5254320690015</text:p>
          </table:table-cell>
          <table:table-cell office:value-type="float" office:value="-0.0104415521725012" calcext:value-type="float">
            <text:p>-0.01044155217250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10:49.880855247</meta:creation-date>
    <dc:date>2024-12-11T12:50:08.363143305</dc:date>
    <meta:editing-duration>PT48M7S</meta:editing-duration>
    <meta:editing-cycles>1</meta:editing-cycles>
    <meta:document-statistic meta:table-count="4" meta:cell-count="1402" meta:object-count="0"/>
    <meta:generator>LibreOffice/7.3.7.2$Linux_X86_64 LibreOffice_project/30$Build-2</meta:generator>
  </office:meta>
</office:document-meta>
</file>